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shapes>
          <draw:frame draw:z-index="0" draw:style-name="gr1" draw:text-style-name="P1" svg:width="159.99mm" svg:height="89.99mm" svg:x="292.05mm" svg:y="0.01mm">
            <loext:p draw:notify-on-update-of-ranges="progression.B2:progression.B93 progression.C1:progression.C1 progression.C2:progression.C93 progression.D1:progression.D1 progression.D2:progression.D9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92.05mm" svg:y="94.84mm">
            <loext:p draw:notify-on-update-of-ranges="progression.B2:progression.B93 progression.G1:progression.G1 progression.G2:progression.G9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16.38mm" svg:y="1mm">
            <loext:p draw:notify-on-update-of-ranges="progression.G1:progression.G1 progression.G2:progression.G85 progression.E1:progression.E1 progression.E2:progression.E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119.13mm" svg:y="94.5mm">
            <loext:p draw:notify-on-update-of-ranges="progression.G1:progression.G1 progression.G2:progression.G93 progression.C1:progression.C1 progression.C2:progression.C9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34</text:p>
          </table:table-cell>
          <table:table-cell office:value-type="float" office:value="0.505797" calcext:value-type="float">
            <text:p>0.505797</text:p>
          </table:table-cell>
          <table:table-cell office:value-type="float" office:value="1.82465" calcext:value-type="float">
            <text:p>1.82465</text:p>
          </table:table-cell>
          <table:table-cell table:formula="of:=SUM([.C2:.D2])" office:value-type="float" office:value="2.330447" calcext:value-type="float">
            <text:p>2.330447</text:p>
          </table:table-cell>
          <table:table-cell office:value-type="float" office:value="1340874" calcext:value-type="float">
            <text:p>134087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35</text:p>
          </table:table-cell>
          <table:table-cell office:value-type="float" office:value="0.559001" calcext:value-type="float">
            <text:p>0.559001</text:p>
          </table:table-cell>
          <table:table-cell office:value-type="float" office:value="0.714505" calcext:value-type="float">
            <text:p>0.714505</text:p>
          </table:table-cell>
          <table:table-cell table:formula="of:=SUM([.C3:.D3])" office:value-type="float" office:value="1.273506" calcext:value-type="float">
            <text:p>1.273506</text:p>
          </table:table-cell>
          <table:table-cell office:value-type="float" office:value="455043" calcext:value-type="float">
            <text:p>45504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36</text:p>
          </table:table-cell>
          <table:table-cell office:value-type="float" office:value="0.553237" calcext:value-type="float">
            <text:p>0.553237</text:p>
          </table:table-cell>
          <table:table-cell office:value-type="float" office:value="2.447973" calcext:value-type="float">
            <text:p>2.447973</text:p>
          </table:table-cell>
          <table:table-cell table:formula="of:=SUM([.C4:.D4])" office:value-type="float" office:value="3.00121" calcext:value-type="float">
            <text:p>3.00121</text:p>
          </table:table-cell>
          <table:table-cell office:value-type="float" office:value="3602710" calcext:value-type="float">
            <text:p>3602710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37</text:p>
          </table:table-cell>
          <table:table-cell office:value-type="float" office:value="0.44047" calcext:value-type="float">
            <text:p>0.44047</text:p>
          </table:table-cell>
          <table:table-cell office:value-type="float" office:value="0.181685" calcext:value-type="float">
            <text:p>0.181685</text:p>
          </table:table-cell>
          <table:table-cell table:formula="of:=SUM([.C5:.D5])" office:value-type="float" office:value="0.622155" calcext:value-type="float">
            <text:p>0.622155</text:p>
          </table:table-cell>
          <table:table-cell office:value-type="float" office:value="252366" calcext:value-type="float">
            <text:p>252366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38</text:p>
          </table:table-cell>
          <table:table-cell office:value-type="float" office:value="0.442813" calcext:value-type="float">
            <text:p>0.442813</text:p>
          </table:table-cell>
          <table:table-cell office:value-type="float" office:value="0.409339" calcext:value-type="float">
            <text:p>0.409339</text:p>
          </table:table-cell>
          <table:table-cell table:formula="of:=SUM([.C6:.D6])" office:value-type="float" office:value="0.852152" calcext:value-type="float">
            <text:p>0.852152</text:p>
          </table:table-cell>
          <table:table-cell office:value-type="float" office:value="321510" calcext:value-type="float">
            <text:p>321510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39</text:p>
          </table:table-cell>
          <table:table-cell office:value-type="float" office:value="0.588094" calcext:value-type="float">
            <text:p>0.588094</text:p>
          </table:table-cell>
          <table:table-cell office:value-type="float" office:value="0.447576" calcext:value-type="float">
            <text:p>0.447576</text:p>
          </table:table-cell>
          <table:table-cell table:formula="of:=SUM([.C7:.D7])" office:value-type="float" office:value="1.03567" calcext:value-type="float">
            <text:p>1.03567</text:p>
          </table:table-cell>
          <table:table-cell office:value-type="float" office:value="444545" calcext:value-type="float">
            <text:p>444545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0</text:p>
          </table:table-cell>
          <table:table-cell office:value-type="float" office:value="0.903634" calcext:value-type="float">
            <text:p>0.903634</text:p>
          </table:table-cell>
          <table:table-cell office:value-type="float" office:value="0.262065" calcext:value-type="float">
            <text:p>0.262065</text:p>
          </table:table-cell>
          <table:table-cell table:formula="of:=SUM([.C8:.D8])" office:value-type="float" office:value="1.165699" calcext:value-type="float">
            <text:p>1.165699</text:p>
          </table:table-cell>
          <table:table-cell office:value-type="float" office:value="484128" calcext:value-type="float">
            <text:p>484128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1</text:p>
          </table:table-cell>
          <table:table-cell office:value-type="float" office:value="0.922684" calcext:value-type="float">
            <text:p>0.922684</text:p>
          </table:table-cell>
          <table:table-cell office:value-type="float" office:value="0.568642" calcext:value-type="float">
            <text:p>0.568642</text:p>
          </table:table-cell>
          <table:table-cell table:formula="of:=SUM([.C9:.D9])" office:value-type="float" office:value="1.491326" calcext:value-type="float">
            <text:p>1.491326</text:p>
          </table:table-cell>
          <table:table-cell office:value-type="float" office:value="787511" calcext:value-type="float">
            <text:p>787511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2</text:p>
          </table:table-cell>
          <table:table-cell office:value-type="float" office:value="1.009874" calcext:value-type="float">
            <text:p>1.009874</text:p>
          </table:table-cell>
          <table:table-cell office:value-type="float" office:value="0.337819" calcext:value-type="float">
            <text:p>0.337819</text:p>
          </table:table-cell>
          <table:table-cell table:formula="of:=SUM([.C10:.D10])" office:value-type="float" office:value="1.347693" calcext:value-type="float">
            <text:p>1.347693</text:p>
          </table:table-cell>
          <table:table-cell office:value-type="float" office:value="666695" calcext:value-type="float">
            <text:p>666695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3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240322" calcext:value-type="float">
            <text:p>0.240322</text:p>
          </table:table-cell>
          <table:table-cell table:formula="of:=SUM([.C11:.D11])" office:value-type="float" office:value="1.140622" calcext:value-type="float">
            <text:p>1.140622</text:p>
          </table:table-cell>
          <table:table-cell office:value-type="float" office:value="563929" calcext:value-type="float">
            <text:p>563929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4</text:p>
          </table:table-cell>
          <table:table-cell office:value-type="float" office:value="1.321789" calcext:value-type="float">
            <text:p>1.321789</text:p>
          </table:table-cell>
          <table:table-cell office:value-type="float" office:value="0.383324" calcext:value-type="float">
            <text:p>0.383324</text:p>
          </table:table-cell>
          <table:table-cell table:formula="of:=SUM([.C12:.D12])" office:value-type="float" office:value="1.705113" calcext:value-type="float">
            <text:p>1.705113</text:p>
          </table:table-cell>
          <table:table-cell office:value-type="float" office:value="802621" calcext:value-type="float">
            <text:p>80262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5</text:p>
          </table:table-cell>
          <table:table-cell office:value-type="float" office:value="1.354232" calcext:value-type="float">
            <text:p>1.354232</text:p>
          </table:table-cell>
          <table:table-cell office:value-type="float" office:value="0.6537" calcext:value-type="float">
            <text:p>0.6537</text:p>
          </table:table-cell>
          <table:table-cell table:formula="of:=SUM([.C13:.D13])" office:value-type="float" office:value="2.007932" calcext:value-type="float">
            <text:p>2.007932</text:p>
          </table:table-cell>
          <table:table-cell office:value-type="float" office:value="868778" calcext:value-type="float">
            <text:p>86877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6</text:p>
          </table:table-cell>
          <table:table-cell office:value-type="float" office:value="1.447232" calcext:value-type="float">
            <text:p>1.447232</text:p>
          </table:table-cell>
          <table:table-cell office:value-type="float" office:value="0.586418" calcext:value-type="float">
            <text:p>0.586418</text:p>
          </table:table-cell>
          <table:table-cell table:formula="of:=SUM([.C14:.D14])" office:value-type="float" office:value="2.03365" calcext:value-type="float">
            <text:p>2.03365</text:p>
          </table:table-cell>
          <table:table-cell office:value-type="float" office:value="987725" calcext:value-type="float">
            <text:p>987725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7</text:p>
          </table:table-cell>
          <table:table-cell office:value-type="float" office:value="1.36309" calcext:value-type="float">
            <text:p>1.36309</text:p>
          </table:table-cell>
          <table:table-cell office:value-type="float" office:value="0.459171" calcext:value-type="float">
            <text:p>0.459171</text:p>
          </table:table-cell>
          <table:table-cell table:formula="of:=SUM([.C15:.D15])" office:value-type="float" office:value="1.822261" calcext:value-type="float">
            <text:p>1.822261</text:p>
          </table:table-cell>
          <table:table-cell office:value-type="float" office:value="920996" calcext:value-type="float">
            <text:p>920996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8</text:p>
          </table:table-cell>
          <table:table-cell office:value-type="float" office:value="1.351258" calcext:value-type="float">
            <text:p>1.351258</text:p>
          </table:table-cell>
          <table:table-cell office:value-type="float" office:value="0.49035" calcext:value-type="float">
            <text:p>0.49035</text:p>
          </table:table-cell>
          <table:table-cell table:formula="of:=SUM([.C16:.D16])" office:value-type="float" office:value="1.841608" calcext:value-type="float">
            <text:p>1.841608</text:p>
          </table:table-cell>
          <table:table-cell office:value-type="float" office:value="944440" calcext:value-type="float">
            <text:p>94444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49</text:p>
          </table:table-cell>
          <table:table-cell office:value-type="float" office:value="1.549616" calcext:value-type="float">
            <text:p>1.549616</text:p>
          </table:table-cell>
          <table:table-cell office:value-type="float" office:value="0.54389" calcext:value-type="float">
            <text:p>0.54389</text:p>
          </table:table-cell>
          <table:table-cell table:formula="of:=SUM([.C17:.D17])" office:value-type="float" office:value="2.093506" calcext:value-type="float">
            <text:p>2.093506</text:p>
          </table:table-cell>
          <table:table-cell office:value-type="float" office:value="1090081" calcext:value-type="float">
            <text:p>1090081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0</text:p>
          </table:table-cell>
          <table:table-cell office:value-type="float" office:value="1.796176" calcext:value-type="float">
            <text:p>1.796176</text:p>
          </table:table-cell>
          <table:table-cell office:value-type="float" office:value="0.425201" calcext:value-type="float">
            <text:p>0.425201</text:p>
          </table:table-cell>
          <table:table-cell table:formula="of:=SUM([.C18:.D18])" office:value-type="float" office:value="2.221377" calcext:value-type="float">
            <text:p>2.221377</text:p>
          </table:table-cell>
          <table:table-cell office:value-type="float" office:value="1227872" calcext:value-type="float">
            <text:p>1227872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1</text:p>
          </table:table-cell>
          <table:table-cell office:value-type="float" office:value="1.812949" calcext:value-type="float">
            <text:p>1.812949</text:p>
          </table:table-cell>
          <table:table-cell office:value-type="float" office:value="1.324291" calcext:value-type="float">
            <text:p>1.324291</text:p>
          </table:table-cell>
          <table:table-cell table:formula="of:=SUM([.C19:.D19])" office:value-type="float" office:value="3.13724" calcext:value-type="float">
            <text:p>3.13724</text:p>
          </table:table-cell>
          <table:table-cell office:value-type="float" office:value="1782304" calcext:value-type="float">
            <text:p>1782304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2</text:p>
          </table:table-cell>
          <table:table-cell office:value-type="float" office:value="1.937846" calcext:value-type="float">
            <text:p>1.937846</text:p>
          </table:table-cell>
          <table:table-cell office:value-type="float" office:value="0.807763" calcext:value-type="float">
            <text:p>0.807763</text:p>
          </table:table-cell>
          <table:table-cell table:formula="of:=SUM([.C20:.D20])" office:value-type="float" office:value="2.745609" calcext:value-type="float">
            <text:p>2.745609</text:p>
          </table:table-cell>
          <table:table-cell office:value-type="float" office:value="1823853" calcext:value-type="float">
            <text:p>182385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3</text:p>
          </table:table-cell>
          <table:table-cell office:value-type="float" office:value="2.028394" calcext:value-type="float">
            <text:p>2.028394</text:p>
          </table:table-cell>
          <table:table-cell office:value-type="float" office:value="0.463353" calcext:value-type="float">
            <text:p>0.463353</text:p>
          </table:table-cell>
          <table:table-cell table:formula="of:=SUM([.C21:.D21])" office:value-type="float" office:value="2.491747" calcext:value-type="float">
            <text:p>2.491747</text:p>
          </table:table-cell>
          <table:table-cell office:value-type="float" office:value="1390444" calcext:value-type="float">
            <text:p>1390444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4</text:p>
          </table:table-cell>
          <table:table-cell office:value-type="float" office:value="1.907989" calcext:value-type="float">
            <text:p>1.907989</text:p>
          </table:table-cell>
          <table:table-cell office:value-type="float" office:value="0.616482" calcext:value-type="float">
            <text:p>0.616482</text:p>
          </table:table-cell>
          <table:table-cell table:formula="of:=SUM([.C22:.D22])" office:value-type="float" office:value="2.524471" calcext:value-type="float">
            <text:p>2.524471</text:p>
          </table:table-cell>
          <table:table-cell office:value-type="float" office:value="1604017" calcext:value-type="float">
            <text:p>1604017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5</text:p>
          </table:table-cell>
          <table:table-cell office:value-type="float" office:value="2.353036" calcext:value-type="float">
            <text:p>2.353036</text:p>
          </table:table-cell>
          <table:table-cell office:value-type="float" office:value="0.512703" calcext:value-type="float">
            <text:p>0.512703</text:p>
          </table:table-cell>
          <table:table-cell table:formula="of:=SUM([.C23:.D23])" office:value-type="float" office:value="2.865739" calcext:value-type="float">
            <text:p>2.865739</text:p>
          </table:table-cell>
          <table:table-cell office:value-type="float" office:value="1538563" calcext:value-type="float">
            <text:p>1538563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6</text:p>
          </table:table-cell>
          <table:table-cell office:value-type="float" office:value="2.225138" calcext:value-type="float">
            <text:p>2.225138</text:p>
          </table:table-cell>
          <table:table-cell office:value-type="float" office:value="0.497017" calcext:value-type="float">
            <text:p>0.497017</text:p>
          </table:table-cell>
          <table:table-cell table:formula="of:=SUM([.C24:.D24])" office:value-type="float" office:value="2.722155" calcext:value-type="float">
            <text:p>2.722155</text:p>
          </table:table-cell>
          <table:table-cell office:value-type="float" office:value="1369979" calcext:value-type="float">
            <text:p>1369979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7</text:p>
          </table:table-cell>
          <table:table-cell office:value-type="float" office:value="2.252126" calcext:value-type="float">
            <text:p>2.252126</text:p>
          </table:table-cell>
          <table:table-cell office:value-type="float" office:value="0.755283" calcext:value-type="float">
            <text:p>0.755283</text:p>
          </table:table-cell>
          <table:table-cell table:formula="of:=SUM([.C25:.D25])" office:value-type="float" office:value="3.007409" calcext:value-type="float">
            <text:p>3.007409</text:p>
          </table:table-cell>
          <table:table-cell office:value-type="float" office:value="1476165" calcext:value-type="float">
            <text:p>1476165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8</text:p>
          </table:table-cell>
          <table:table-cell office:value-type="float" office:value="2.220983" calcext:value-type="float">
            <text:p>2.220983</text:p>
          </table:table-cell>
          <table:table-cell office:value-type="float" office:value="0.528566" calcext:value-type="float">
            <text:p>0.528566</text:p>
          </table:table-cell>
          <table:table-cell table:formula="of:=SUM([.C26:.D26])" office:value-type="float" office:value="2.749549" calcext:value-type="float">
            <text:p>2.749549</text:p>
          </table:table-cell>
          <table:table-cell office:value-type="float" office:value="1417758" calcext:value-type="float">
            <text:p>1417758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3:59</text:p>
          </table:table-cell>
          <table:table-cell office:value-type="float" office:value="2.445643" calcext:value-type="float">
            <text:p>2.445643</text:p>
          </table:table-cell>
          <table:table-cell office:value-type="float" office:value="0.571677" calcext:value-type="float">
            <text:p>0.571677</text:p>
          </table:table-cell>
          <table:table-cell table:formula="of:=SUM([.C27:.D27])" office:value-type="float" office:value="3.01732" calcext:value-type="float">
            <text:p>3.01732</text:p>
          </table:table-cell>
          <table:table-cell office:value-type="float" office:value="1648193" calcext:value-type="float">
            <text:p>1648193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0</text:p>
          </table:table-cell>
          <table:table-cell office:value-type="float" office:value="2.657893" calcext:value-type="float">
            <text:p>2.657893</text:p>
          </table:table-cell>
          <table:table-cell office:value-type="float" office:value="1.30897" calcext:value-type="float">
            <text:p>1.30897</text:p>
          </table:table-cell>
          <table:table-cell table:formula="of:=SUM([.C28:.D28])" office:value-type="float" office:value="3.966863" calcext:value-type="float">
            <text:p>3.966863</text:p>
          </table:table-cell>
          <table:table-cell office:value-type="float" office:value="3036280" calcext:value-type="float">
            <text:p>303628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1</text:p>
          </table:table-cell>
          <table:table-cell office:value-type="float" office:value="2.943248" calcext:value-type="float">
            <text:p>2.943248</text:p>
          </table:table-cell>
          <table:table-cell office:value-type="float" office:value="3.64711" calcext:value-type="float">
            <text:p>3.64711</text:p>
          </table:table-cell>
          <table:table-cell table:formula="of:=SUM([.C29:.D29])" office:value-type="float" office:value="6.590358" calcext:value-type="float">
            <text:p>6.590358</text:p>
          </table:table-cell>
          <table:table-cell office:value-type="float" office:value="4816600" calcext:value-type="float">
            <text:p>481660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2</text:p>
          </table:table-cell>
          <table:table-cell office:value-type="float" office:value="2.978913" calcext:value-type="float">
            <text:p>2.978913</text:p>
          </table:table-cell>
          <table:table-cell office:value-type="float" office:value="1.267601" calcext:value-type="float">
            <text:p>1.267601</text:p>
          </table:table-cell>
          <table:table-cell table:formula="of:=SUM([.C30:.D30])" office:value-type="float" office:value="4.246514" calcext:value-type="float">
            <text:p>4.246514</text:p>
          </table:table-cell>
          <table:table-cell office:value-type="float" office:value="1949729" calcext:value-type="float">
            <text:p>1949729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3</text:p>
          </table:table-cell>
          <table:table-cell office:value-type="float" office:value="2.758738" calcext:value-type="float">
            <text:p>2.758738</text:p>
          </table:table-cell>
          <table:table-cell office:value-type="float" office:value="2.218968" calcext:value-type="float">
            <text:p>2.218968</text:p>
          </table:table-cell>
          <table:table-cell table:formula="of:=SUM([.C31:.D31])" office:value-type="float" office:value="4.977706" calcext:value-type="float">
            <text:p>4.977706</text:p>
          </table:table-cell>
          <table:table-cell office:value-type="float" office:value="3425953" calcext:value-type="float">
            <text:p>3425953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4</text:p>
          </table:table-cell>
          <table:table-cell office:value-type="float" office:value="3.241572" calcext:value-type="float">
            <text:p>3.241572</text:p>
          </table:table-cell>
          <table:table-cell office:value-type="float" office:value="5.843208" calcext:value-type="float">
            <text:p>5.843208</text:p>
          </table:table-cell>
          <table:table-cell table:formula="of:=SUM([.C32:.D32])" office:value-type="float" office:value="9.08478" calcext:value-type="float">
            <text:p>9.08478</text:p>
          </table:table-cell>
          <table:table-cell office:value-type="float" office:value="6143901" calcext:value-type="float">
            <text:p>6143901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5</text:p>
          </table:table-cell>
          <table:table-cell office:value-type="float" office:value="3.348296" calcext:value-type="float">
            <text:p>3.348296</text:p>
          </table:table-cell>
          <table:table-cell office:value-type="float" office:value="1.904265" calcext:value-type="float">
            <text:p>1.904265</text:p>
          </table:table-cell>
          <table:table-cell table:formula="of:=SUM([.C33:.D33])" office:value-type="float" office:value="5.252561" calcext:value-type="float">
            <text:p>5.252561</text:p>
          </table:table-cell>
          <table:table-cell office:value-type="float" office:value="2980806" calcext:value-type="float">
            <text:p>2980806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6</text:p>
          </table:table-cell>
          <table:table-cell office:value-type="float" office:value="3.344719" calcext:value-type="float">
            <text:p>3.344719</text:p>
          </table:table-cell>
          <table:table-cell office:value-type="float" office:value="5.452406" calcext:value-type="float">
            <text:p>5.452406</text:p>
          </table:table-cell>
          <table:table-cell table:formula="of:=SUM([.C34:.D34])" office:value-type="float" office:value="8.797125" calcext:value-type="float">
            <text:p>8.797125</text:p>
          </table:table-cell>
          <table:table-cell office:value-type="float" office:value="6513350" calcext:value-type="float">
            <text:p>651335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7</text:p>
          </table:table-cell>
          <table:table-cell office:value-type="float" office:value="4.257422" calcext:value-type="float">
            <text:p>4.257422</text:p>
          </table:table-cell>
          <table:table-cell office:value-type="float" office:value="11.700508" calcext:value-type="float">
            <text:p>11.700508</text:p>
          </table:table-cell>
          <table:table-cell table:formula="of:=SUM([.C35:.D35])" office:value-type="float" office:value="15.95793" calcext:value-type="float">
            <text:p>15.95793</text:p>
          </table:table-cell>
          <table:table-cell office:value-type="float" office:value="10088290" calcext:value-type="float">
            <text:p>1008829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8</text:p>
          </table:table-cell>
          <table:table-cell office:value-type="float" office:value="3.248036" calcext:value-type="float">
            <text:p>3.248036</text:p>
          </table:table-cell>
          <table:table-cell office:value-type="float" office:value="5.26692" calcext:value-type="float">
            <text:p>5.26692</text:p>
          </table:table-cell>
          <table:table-cell table:formula="of:=SUM([.C36:.D36])" office:value-type="float" office:value="8.514956" calcext:value-type="float">
            <text:p>8.514956</text:p>
          </table:table-cell>
          <table:table-cell office:value-type="float" office:value="5302259" calcext:value-type="float">
            <text:p>5302259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09</text:p>
          </table:table-cell>
          <table:table-cell office:value-type="float" office:value="3.320563" calcext:value-type="float">
            <text:p>3.320563</text:p>
          </table:table-cell>
          <table:table-cell office:value-type="float" office:value="3.862938" calcext:value-type="float">
            <text:p>3.862938</text:p>
          </table:table-cell>
          <table:table-cell table:formula="of:=SUM([.C37:.D37])" office:value-type="float" office:value="7.183501" calcext:value-type="float">
            <text:p>7.183501</text:p>
          </table:table-cell>
          <table:table-cell office:value-type="float" office:value="4650194" calcext:value-type="float">
            <text:p>4650194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0</text:p>
          </table:table-cell>
          <table:table-cell office:value-type="float" office:value="3.62574" calcext:value-type="float">
            <text:p>3.62574</text:p>
          </table:table-cell>
          <table:table-cell office:value-type="float" office:value="2.840465" calcext:value-type="float">
            <text:p>2.840465</text:p>
          </table:table-cell>
          <table:table-cell table:formula="of:=SUM([.C38:.D38])" office:value-type="float" office:value="6.466205" calcext:value-type="float">
            <text:p>6.466205</text:p>
          </table:table-cell>
          <table:table-cell office:value-type="float" office:value="4399166" calcext:value-type="float">
            <text:p>4399166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1</text:p>
          </table:table-cell>
          <table:table-cell office:value-type="float" office:value="3.644818" calcext:value-type="float">
            <text:p>3.644818</text:p>
          </table:table-cell>
          <table:table-cell office:value-type="float" office:value="1.860386" calcext:value-type="float">
            <text:p>1.860386</text:p>
          </table:table-cell>
          <table:table-cell table:formula="of:=SUM([.C39:.D39])" office:value-type="float" office:value="5.505204" calcext:value-type="float">
            <text:p>5.505204</text:p>
          </table:table-cell>
          <table:table-cell office:value-type="float" office:value="3613113" calcext:value-type="float">
            <text:p>3613113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2</text:p>
          </table:table-cell>
          <table:table-cell office:value-type="float" office:value="4.349763" calcext:value-type="float">
            <text:p>4.349763</text:p>
          </table:table-cell>
          <table:table-cell office:value-type="float" office:value="3.987298" calcext:value-type="float">
            <text:p>3.987298</text:p>
          </table:table-cell>
          <table:table-cell table:formula="of:=SUM([.C40:.D40])" office:value-type="float" office:value="8.337061" calcext:value-type="float">
            <text:p>8.337061</text:p>
          </table:table-cell>
          <table:table-cell office:value-type="float" office:value="5945348" calcext:value-type="float">
            <text:p>5945348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3</text:p>
          </table:table-cell>
          <table:table-cell office:value-type="float" office:value="3.980342" calcext:value-type="float">
            <text:p>3.980342</text:p>
          </table:table-cell>
          <table:table-cell office:value-type="float" office:value="2.915741" calcext:value-type="float">
            <text:p>2.915741</text:p>
          </table:table-cell>
          <table:table-cell table:formula="of:=SUM([.C41:.D41])" office:value-type="float" office:value="6.896083" calcext:value-type="float">
            <text:p>6.896083</text:p>
          </table:table-cell>
          <table:table-cell office:value-type="float" office:value="4938563" calcext:value-type="float">
            <text:p>4938563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4</text:p>
          </table:table-cell>
          <table:table-cell office:value-type="float" office:value="3.86391" calcext:value-type="float">
            <text:p>3.86391</text:p>
          </table:table-cell>
          <table:table-cell office:value-type="float" office:value="2.052378" calcext:value-type="float">
            <text:p>2.052378</text:p>
          </table:table-cell>
          <table:table-cell table:formula="of:=SUM([.C42:.D42])" office:value-type="float" office:value="5.916288" calcext:value-type="float">
            <text:p>5.916288</text:p>
          </table:table-cell>
          <table:table-cell office:value-type="float" office:value="4307767" calcext:value-type="float">
            <text:p>4307767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5</text:p>
          </table:table-cell>
          <table:table-cell office:value-type="float" office:value="4.197806" calcext:value-type="float">
            <text:p>4.197806</text:p>
          </table:table-cell>
          <table:table-cell office:value-type="float" office:value="2.230568" calcext:value-type="float">
            <text:p>2.230568</text:p>
          </table:table-cell>
          <table:table-cell table:formula="of:=SUM([.C43:.D43])" office:value-type="float" office:value="6.428374" calcext:value-type="float">
            <text:p>6.428374</text:p>
          </table:table-cell>
          <table:table-cell office:value-type="float" office:value="5406477" calcext:value-type="float">
            <text:p>5406477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6</text:p>
          </table:table-cell>
          <table:table-cell office:value-type="float" office:value="6.033165" calcext:value-type="float">
            <text:p>6.033165</text:p>
          </table:table-cell>
          <table:table-cell office:value-type="float" office:value="17.969688" calcext:value-type="float">
            <text:p>17.969688</text:p>
          </table:table-cell>
          <table:table-cell table:formula="of:=SUM([.C44:.D44])" office:value-type="float" office:value="24.002853" calcext:value-type="float">
            <text:p>24.002853</text:p>
          </table:table-cell>
          <table:table-cell office:value-type="float" office:value="10706115" calcext:value-type="float">
            <text:p>10706115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7</text:p>
          </table:table-cell>
          <table:table-cell office:value-type="float" office:value="4.89453" calcext:value-type="float">
            <text:p>4.89453</text:p>
          </table:table-cell>
          <table:table-cell office:value-type="float" office:value="8.797376" calcext:value-type="float">
            <text:p>8.797376</text:p>
          </table:table-cell>
          <table:table-cell table:formula="of:=SUM([.C45:.D45])" office:value-type="float" office:value="13.691906" calcext:value-type="float">
            <text:p>13.691906</text:p>
          </table:table-cell>
          <table:table-cell office:value-type="float" office:value="6077490" calcext:value-type="float">
            <text:p>6077490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8</text:p>
          </table:table-cell>
          <table:table-cell office:value-type="float" office:value="4.985258" calcext:value-type="float">
            <text:p>4.985258</text:p>
          </table:table-cell>
          <table:table-cell office:value-type="float" office:value="17.907031" calcext:value-type="float">
            <text:p>17.907031</text:p>
          </table:table-cell>
          <table:table-cell table:formula="of:=SUM([.C46:.D46])" office:value-type="float" office:value="22.892289" calcext:value-type="float">
            <text:p>22.892289</text:p>
          </table:table-cell>
          <table:table-cell office:value-type="float" office:value="9153014" calcext:value-type="float">
            <text:p>9153014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19</text:p>
          </table:table-cell>
          <table:table-cell office:value-type="float" office:value="6.061245" calcext:value-type="float">
            <text:p>6.061245</text:p>
          </table:table-cell>
          <table:table-cell office:value-type="float" office:value="21.668489" calcext:value-type="float">
            <text:p>21.668489</text:p>
          </table:table-cell>
          <table:table-cell table:formula="of:=SUM([.C47:.D47])" office:value-type="float" office:value="27.729734" calcext:value-type="float">
            <text:p>27.729734</text:p>
          </table:table-cell>
          <table:table-cell office:value-type="float" office:value="10961906" calcext:value-type="float">
            <text:p>10961906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0</text:p>
          </table:table-cell>
          <table:table-cell office:value-type="float" office:value="5.24532" calcext:value-type="float">
            <text:p>5.24532</text:p>
          </table:table-cell>
          <table:table-cell office:value-type="float" office:value="12.22935" calcext:value-type="float">
            <text:p>12.22935</text:p>
          </table:table-cell>
          <table:table-cell table:formula="of:=SUM([.C48:.D48])" office:value-type="float" office:value="17.47467" calcext:value-type="float">
            <text:p>17.47467</text:p>
          </table:table-cell>
          <table:table-cell office:value-type="float" office:value="7714064" calcext:value-type="float">
            <text:p>7714064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1</text:p>
          </table:table-cell>
          <table:table-cell office:value-type="float" office:value="6.390406" calcext:value-type="float">
            <text:p>6.390406</text:p>
          </table:table-cell>
          <table:table-cell office:value-type="float" office:value="23.042866" calcext:value-type="float">
            <text:p>23.042866</text:p>
          </table:table-cell>
          <table:table-cell table:formula="of:=SUM([.C49:.D49])" office:value-type="float" office:value="29.433272" calcext:value-type="float">
            <text:p>29.433272</text:p>
          </table:table-cell>
          <table:table-cell office:value-type="float" office:value="10292885" calcext:value-type="float">
            <text:p>10292885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2</text:p>
          </table:table-cell>
          <table:table-cell office:value-type="float" office:value="6.54593" calcext:value-type="float">
            <text:p>6.54593</text:p>
          </table:table-cell>
          <table:table-cell office:value-type="float" office:value="49.583969" calcext:value-type="float">
            <text:p>49.583969</text:p>
          </table:table-cell>
          <table:table-cell table:formula="of:=SUM([.C50:.D50])" office:value-type="float" office:value="56.129899" calcext:value-type="float">
            <text:p>56.129899</text:p>
          </table:table-cell>
          <table:table-cell office:value-type="float" office:value="13416632" calcext:value-type="float">
            <text:p>13416632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3</text:p>
          </table:table-cell>
          <table:table-cell office:value-type="float" office:value="6.177681" calcext:value-type="float">
            <text:p>6.177681</text:p>
          </table:table-cell>
          <table:table-cell office:value-type="float" office:value="20.853758" calcext:value-type="float">
            <text:p>20.853758</text:p>
          </table:table-cell>
          <table:table-cell table:formula="of:=SUM([.C51:.D51])" office:value-type="float" office:value="27.031439" calcext:value-type="float">
            <text:p>27.031439</text:p>
          </table:table-cell>
          <table:table-cell office:value-type="float" office:value="5659706" calcext:value-type="float">
            <text:p>5659706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4</text:p>
          </table:table-cell>
          <table:table-cell office:value-type="float" office:value="4.576187" calcext:value-type="float">
            <text:p>4.576187</text:p>
          </table:table-cell>
          <table:table-cell office:value-type="float" office:value="3.385286" calcext:value-type="float">
            <text:p>3.385286</text:p>
          </table:table-cell>
          <table:table-cell table:formula="of:=SUM([.C52:.D52])" office:value-type="float" office:value="7.961473" calcext:value-type="float">
            <text:p>7.961473</text:p>
          </table:table-cell>
          <table:table-cell office:value-type="float" office:value="2747671" calcext:value-type="float">
            <text:p>2747671</text:p>
          </table:table-cell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5</text:p>
          </table:table-cell>
          <table:table-cell office:value-type="float" office:value="6.679419" calcext:value-type="float">
            <text:p>6.679419</text:p>
          </table:table-cell>
          <table:table-cell office:value-type="float" office:value="31.670034" calcext:value-type="float">
            <text:p>31.670034</text:p>
          </table:table-cell>
          <table:table-cell table:formula="of:=SUM([.C53:.D53])" office:value-type="float" office:value="38.349453" calcext:value-type="float">
            <text:p>38.349453</text:p>
          </table:table-cell>
          <table:table-cell office:value-type="float" office:value="11678183" calcext:value-type="float">
            <text:p>11678183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6</text:p>
          </table:table-cell>
          <table:table-cell office:value-type="float" office:value="5.49552" calcext:value-type="float">
            <text:p>5.49552</text:p>
          </table:table-cell>
          <table:table-cell office:value-type="float" office:value="13.529769" calcext:value-type="float">
            <text:p>13.529769</text:p>
          </table:table-cell>
          <table:table-cell table:formula="of:=SUM([.C54:.D54])" office:value-type="float" office:value="19.025289" calcext:value-type="float">
            <text:p>19.025289</text:p>
          </table:table-cell>
          <table:table-cell office:value-type="float" office:value="8267309" calcext:value-type="float">
            <text:p>8267309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7</text:p>
          </table:table-cell>
          <table:table-cell office:value-type="float" office:value="5.67306" calcext:value-type="float">
            <text:p>5.67306</text:p>
          </table:table-cell>
          <table:table-cell office:value-type="float" office:value="8.190687" calcext:value-type="float">
            <text:p>8.190687</text:p>
          </table:table-cell>
          <table:table-cell table:formula="of:=SUM([.C55:.D55])" office:value-type="float" office:value="13.863747" calcext:value-type="float">
            <text:p>13.863747</text:p>
          </table:table-cell>
          <table:table-cell office:value-type="float" office:value="7608129" calcext:value-type="float">
            <text:p>7608129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8</text:p>
          </table:table-cell>
          <table:table-cell office:value-type="float" office:value="5.249788" calcext:value-type="float">
            <text:p>5.249788</text:p>
          </table:table-cell>
          <table:table-cell office:value-type="float" office:value="7.831134" calcext:value-type="float">
            <text:p>7.831134</text:p>
          </table:table-cell>
          <table:table-cell table:formula="of:=SUM([.C56:.D56])" office:value-type="float" office:value="13.080922" calcext:value-type="float">
            <text:p>13.080922</text:p>
          </table:table-cell>
          <table:table-cell office:value-type="float" office:value="6865885" calcext:value-type="float">
            <text:p>6865885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29</text:p>
          </table:table-cell>
          <table:table-cell office:value-type="float" office:value="6.204987" calcext:value-type="float">
            <text:p>6.204987</text:p>
          </table:table-cell>
          <table:table-cell office:value-type="float" office:value="10.635277" calcext:value-type="float">
            <text:p>10.635277</text:p>
          </table:table-cell>
          <table:table-cell table:formula="of:=SUM([.C57:.D57])" office:value-type="float" office:value="16.840264" calcext:value-type="float">
            <text:p>16.840264</text:p>
          </table:table-cell>
          <table:table-cell office:value-type="float" office:value="9004468" calcext:value-type="float">
            <text:p>9004468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0</text:p>
          </table:table-cell>
          <table:table-cell office:value-type="float" office:value="5.445365" calcext:value-type="float">
            <text:p>5.445365</text:p>
          </table:table-cell>
          <table:table-cell office:value-type="float" office:value="4.521452" calcext:value-type="float">
            <text:p>4.521452</text:p>
          </table:table-cell>
          <table:table-cell table:formula="of:=SUM([.C58:.D58])" office:value-type="float" office:value="9.966817" calcext:value-type="float">
            <text:p>9.966817</text:p>
          </table:table-cell>
          <table:table-cell office:value-type="float" office:value="6682962" calcext:value-type="float">
            <text:p>6682962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1</text:p>
          </table:table-cell>
          <table:table-cell office:value-type="float" office:value="5.482389" calcext:value-type="float">
            <text:p>5.482389</text:p>
          </table:table-cell>
          <table:table-cell office:value-type="float" office:value="4.159158" calcext:value-type="float">
            <text:p>4.159158</text:p>
          </table:table-cell>
          <table:table-cell table:formula="of:=SUM([.C59:.D59])" office:value-type="float" office:value="9.641547" calcext:value-type="float">
            <text:p>9.641547</text:p>
          </table:table-cell>
          <table:table-cell office:value-type="float" office:value="6065274" calcext:value-type="float">
            <text:p>6065274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2</text:p>
          </table:table-cell>
          <table:table-cell office:value-type="float" office:value="5.534229" calcext:value-type="float">
            <text:p>5.534229</text:p>
          </table:table-cell>
          <table:table-cell office:value-type="float" office:value="3.198163" calcext:value-type="float">
            <text:p>3.198163</text:p>
          </table:table-cell>
          <table:table-cell table:formula="of:=SUM([.C60:.D60])" office:value-type="float" office:value="8.732392" calcext:value-type="float">
            <text:p>8.732392</text:p>
          </table:table-cell>
          <table:table-cell office:value-type="float" office:value="5471236" calcext:value-type="float">
            <text:p>5471236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3</text:p>
          </table:table-cell>
          <table:table-cell office:value-type="float" office:value="5.281923" calcext:value-type="float">
            <text:p>5.281923</text:p>
          </table:table-cell>
          <table:table-cell office:value-type="float" office:value="1.511656" calcext:value-type="float">
            <text:p>1.511656</text:p>
          </table:table-cell>
          <table:table-cell table:formula="of:=SUM([.C61:.D61])" office:value-type="float" office:value="6.793579" calcext:value-type="float">
            <text:p>6.793579</text:p>
          </table:table-cell>
          <table:table-cell office:value-type="float" office:value="3288451" calcext:value-type="float">
            <text:p>3288451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4</text:p>
          </table:table-cell>
          <table:table-cell office:value-type="float" office:value="5.680372" calcext:value-type="float">
            <text:p>5.680372</text:p>
          </table:table-cell>
          <table:table-cell office:value-type="float" office:value="2.390813" calcext:value-type="float">
            <text:p>2.390813</text:p>
          </table:table-cell>
          <table:table-cell table:formula="of:=SUM([.C62:.D62])" office:value-type="float" office:value="8.071185" calcext:value-type="float">
            <text:p>8.071185</text:p>
          </table:table-cell>
          <table:table-cell office:value-type="float" office:value="4468051" calcext:value-type="float">
            <text:p>4468051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5</text:p>
          </table:table-cell>
          <table:table-cell office:value-type="float" office:value="5.960775" calcext:value-type="float">
            <text:p>5.960775</text:p>
          </table:table-cell>
          <table:table-cell office:value-type="float" office:value="3.212925" calcext:value-type="float">
            <text:p>3.212925</text:p>
          </table:table-cell>
          <table:table-cell table:formula="of:=SUM([.C63:.D63])" office:value-type="float" office:value="9.1737" calcext:value-type="float">
            <text:p>9.1737</text:p>
          </table:table-cell>
          <table:table-cell office:value-type="float" office:value="6608065" calcext:value-type="float">
            <text:p>6608065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6</text:p>
          </table:table-cell>
          <table:table-cell office:value-type="float" office:value="5.892662" calcext:value-type="float">
            <text:p>5.892662</text:p>
          </table:table-cell>
          <table:table-cell office:value-type="float" office:value="1.824302" calcext:value-type="float">
            <text:p>1.824302</text:p>
          </table:table-cell>
          <table:table-cell table:formula="of:=SUM([.C64:.D64])" office:value-type="float" office:value="7.716964" calcext:value-type="float">
            <text:p>7.716964</text:p>
          </table:table-cell>
          <table:table-cell office:value-type="float" office:value="5195918" calcext:value-type="float">
            <text:p>5195918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7</text:p>
          </table:table-cell>
          <table:table-cell office:value-type="float" office:value="5.922802" calcext:value-type="float">
            <text:p>5.922802</text:p>
          </table:table-cell>
          <table:table-cell office:value-type="float" office:value="0.609031" calcext:value-type="float">
            <text:p>0.609031</text:p>
          </table:table-cell>
          <table:table-cell table:formula="of:=SUM([.C65:.D65])" office:value-type="float" office:value="6.531833" calcext:value-type="float">
            <text:p>6.531833</text:p>
          </table:table-cell>
          <table:table-cell office:value-type="float" office:value="2537341" calcext:value-type="float">
            <text:p>2537341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8</text:p>
          </table:table-cell>
          <table:table-cell office:value-type="float" office:value="5.788561" calcext:value-type="float">
            <text:p>5.788561</text:p>
          </table:table-cell>
          <table:table-cell office:value-type="float" office:value="2.510329" calcext:value-type="float">
            <text:p>2.510329</text:p>
          </table:table-cell>
          <table:table-cell table:formula="of:=SUM([.C66:.D66])" office:value-type="float" office:value="8.29889" calcext:value-type="float">
            <text:p>8.29889</text:p>
          </table:table-cell>
          <table:table-cell office:value-type="float" office:value="5613493" calcext:value-type="float">
            <text:p>5613493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39</text:p>
          </table:table-cell>
          <table:table-cell office:value-type="float" office:value="6.589693" calcext:value-type="float">
            <text:p>6.589693</text:p>
          </table:table-cell>
          <table:table-cell office:value-type="float" office:value="3.745993" calcext:value-type="float">
            <text:p>3.745993</text:p>
          </table:table-cell>
          <table:table-cell table:formula="of:=SUM([.C67:.D67])" office:value-type="float" office:value="10.335686" calcext:value-type="float">
            <text:p>10.335686</text:p>
          </table:table-cell>
          <table:table-cell office:value-type="float" office:value="7970976" calcext:value-type="float">
            <text:p>7970976</text:p>
          </table:table-cell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0</text:p>
          </table:table-cell>
          <table:table-cell office:value-type="float" office:value="7.19789" calcext:value-type="float">
            <text:p>7.19789</text:p>
          </table:table-cell>
          <table:table-cell office:value-type="float" office:value="9.51747" calcext:value-type="float">
            <text:p>9.51747</text:p>
          </table:table-cell>
          <table:table-cell table:formula="of:=SUM([.C68:.D68])" office:value-type="float" office:value="16.71536" calcext:value-type="float">
            <text:p>16.71536</text:p>
          </table:table-cell>
          <table:table-cell office:value-type="float" office:value="9910184" calcext:value-type="float">
            <text:p>9910184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1</text:p>
          </table:table-cell>
          <table:table-cell office:value-type="float" office:value="6.692498" calcext:value-type="float">
            <text:p>6.692498</text:p>
          </table:table-cell>
          <table:table-cell office:value-type="float" office:value="4.857747" calcext:value-type="float">
            <text:p>4.857747</text:p>
          </table:table-cell>
          <table:table-cell table:formula="of:=SUM([.C69:.D69])" office:value-type="float" office:value="11.550245" calcext:value-type="float">
            <text:p>11.550245</text:p>
          </table:table-cell>
          <table:table-cell office:value-type="float" office:value="7179501" calcext:value-type="float">
            <text:p>7179501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2</text:p>
          </table:table-cell>
          <table:table-cell office:value-type="float" office:value="7.508683" calcext:value-type="float">
            <text:p>7.508683</text:p>
          </table:table-cell>
          <table:table-cell office:value-type="float" office:value="12.84459" calcext:value-type="float">
            <text:p>12.84459</text:p>
          </table:table-cell>
          <table:table-cell table:formula="of:=SUM([.C70:.D70])" office:value-type="float" office:value="20.353273" calcext:value-type="float">
            <text:p>20.353273</text:p>
          </table:table-cell>
          <table:table-cell office:value-type="float" office:value="8741806" calcext:value-type="float">
            <text:p>8741806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3</text:p>
          </table:table-cell>
          <table:table-cell office:value-type="float" office:value="9.339177" calcext:value-type="float">
            <text:p>9.339177</text:p>
          </table:table-cell>
          <table:table-cell office:value-type="float" office:value="36.323356" calcext:value-type="float">
            <text:p>36.323356</text:p>
          </table:table-cell>
          <table:table-cell table:formula="of:=SUM([.C71:.D71])" office:value-type="float" office:value="45.662533" calcext:value-type="float">
            <text:p>45.662533</text:p>
          </table:table-cell>
          <table:table-cell office:value-type="float" office:value="10216035" calcext:value-type="float">
            <text:p>10216035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4</text:p>
          </table:table-cell>
          <table:table-cell office:value-type="float" office:value="6.419695" calcext:value-type="float">
            <text:p>6.419695</text:p>
          </table:table-cell>
          <table:table-cell office:value-type="float" office:value="7.85" calcext:value-type="float">
            <text:p>7.85</text:p>
          </table:table-cell>
          <table:table-cell table:formula="of:=SUM([.C72:.D72])" office:value-type="float" office:value="14.269695" calcext:value-type="float">
            <text:p>14.269695</text:p>
          </table:table-cell>
          <table:table-cell office:value-type="float" office:value="4623652" calcext:value-type="float">
            <text:p>4623652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5</text:p>
          </table:table-cell>
          <table:table-cell office:value-type="float" office:value="6.507622" calcext:value-type="float">
            <text:p>6.507622</text:p>
          </table:table-cell>
          <table:table-cell office:value-type="float" office:value="2.588464" calcext:value-type="float">
            <text:p>2.588464</text:p>
          </table:table-cell>
          <table:table-cell table:formula="of:=SUM([.C73:.D73])" office:value-type="float" office:value="9.096086" calcext:value-type="float">
            <text:p>9.096086</text:p>
          </table:table-cell>
          <table:table-cell office:value-type="float" office:value="3449841" calcext:value-type="float">
            <text:p>3449841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6</text:p>
          </table:table-cell>
          <table:table-cell office:value-type="float" office:value="6.632358" calcext:value-type="float">
            <text:p>6.632358</text:p>
          </table:table-cell>
          <table:table-cell office:value-type="float" office:value="6.972949" calcext:value-type="float">
            <text:p>6.972949</text:p>
          </table:table-cell>
          <table:table-cell table:formula="of:=SUM([.C74:.D74])" office:value-type="float" office:value="13.605307" calcext:value-type="float">
            <text:p>13.605307</text:p>
          </table:table-cell>
          <table:table-cell office:value-type="float" office:value="6626258" calcext:value-type="float">
            <text:p>6626258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7</text:p>
          </table:table-cell>
          <table:table-cell office:value-type="float" office:value="6.918719" calcext:value-type="float">
            <text:p>6.918719</text:p>
          </table:table-cell>
          <table:table-cell office:value-type="float" office:value="3.886261" calcext:value-type="float">
            <text:p>3.886261</text:p>
          </table:table-cell>
          <table:table-cell table:formula="of:=SUM([.C75:.D75])" office:value-type="float" office:value="10.80498" calcext:value-type="float">
            <text:p>10.80498</text:p>
          </table:table-cell>
          <table:table-cell office:value-type="float" office:value="5422142" calcext:value-type="float">
            <text:p>5422142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8</text:p>
          </table:table-cell>
          <table:table-cell office:value-type="float" office:value="6.944549" calcext:value-type="float">
            <text:p>6.944549</text:p>
          </table:table-cell>
          <table:table-cell office:value-type="float" office:value="10.280377" calcext:value-type="float">
            <text:p>10.280377</text:p>
          </table:table-cell>
          <table:table-cell table:formula="of:=SUM([.C76:.D76])" office:value-type="float" office:value="17.224926" calcext:value-type="float">
            <text:p>17.224926</text:p>
          </table:table-cell>
          <table:table-cell office:value-type="float" office:value="9146832" calcext:value-type="float">
            <text:p>9146832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49</text:p>
          </table:table-cell>
          <table:table-cell office:value-type="float" office:value="11.815068" calcext:value-type="float">
            <text:p>11.815068</text:p>
          </table:table-cell>
          <table:table-cell office:value-type="float" office:value="85.147521" calcext:value-type="float">
            <text:p>85.147521</text:p>
          </table:table-cell>
          <table:table-cell table:formula="of:=SUM([.C77:.D77])" office:value-type="float" office:value="96.962589" calcext:value-type="float">
            <text:p>96.962589</text:p>
          </table:table-cell>
          <table:table-cell office:value-type="float" office:value="14481168" calcext:value-type="float">
            <text:p>14481168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0</text:p>
          </table:table-cell>
          <table:table-cell office:value-type="float" office:value="10.145959" calcext:value-type="float">
            <text:p>10.145959</text:p>
          </table:table-cell>
          <table:table-cell office:value-type="float" office:value="37.92536" calcext:value-type="float">
            <text:p>37.92536</text:p>
          </table:table-cell>
          <table:table-cell table:formula="of:=SUM([.C78:.D78])" office:value-type="float" office:value="48.071319" calcext:value-type="float">
            <text:p>48.071319</text:p>
          </table:table-cell>
          <table:table-cell office:value-type="float" office:value="7332144" calcext:value-type="float">
            <text:p>733214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1</text:p>
          </table:table-cell>
          <table:table-cell office:value-type="float" office:value="6.555029" calcext:value-type="float">
            <text:p>6.555029</text:p>
          </table:table-cell>
          <table:table-cell office:value-type="float" office:value="8.487078" calcext:value-type="float">
            <text:p>8.487078</text:p>
          </table:table-cell>
          <table:table-cell table:formula="of:=SUM([.C79:.D79])" office:value-type="float" office:value="15.042107" calcext:value-type="float">
            <text:p>15.042107</text:p>
          </table:table-cell>
          <table:table-cell office:value-type="float" office:value="5491651" calcext:value-type="float">
            <text:p>5491651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2</text:p>
          </table:table-cell>
          <table:table-cell office:value-type="float" office:value="6.658758" calcext:value-type="float">
            <text:p>6.658758</text:p>
          </table:table-cell>
          <table:table-cell office:value-type="float" office:value="2.069568" calcext:value-type="float">
            <text:p>2.069568</text:p>
          </table:table-cell>
          <table:table-cell table:formula="of:=SUM([.C80:.D80])" office:value-type="float" office:value="8.728326" calcext:value-type="float">
            <text:p>8.728326</text:p>
          </table:table-cell>
          <table:table-cell office:value-type="float" office:value="2814906" calcext:value-type="float">
            <text:p>2814906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3</text:p>
          </table:table-cell>
          <table:table-cell office:value-type="float" office:value="7.977321" calcext:value-type="float">
            <text:p>7.977321</text:p>
          </table:table-cell>
          <table:table-cell office:value-type="float" office:value="14.410833" calcext:value-type="float">
            <text:p>14.410833</text:p>
          </table:table-cell>
          <table:table-cell table:formula="of:=SUM([.C81:.D81])" office:value-type="float" office:value="22.388154" calcext:value-type="float">
            <text:p>22.388154</text:p>
          </table:table-cell>
          <table:table-cell office:value-type="float" office:value="8356494" calcext:value-type="float">
            <text:p>835649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4</text:p>
          </table:table-cell>
          <table:table-cell office:value-type="float" office:value="8.289009" calcext:value-type="float">
            <text:p>8.289009</text:p>
          </table:table-cell>
          <table:table-cell office:value-type="float" office:value="18.99605" calcext:value-type="float">
            <text:p>18.99605</text:p>
          </table:table-cell>
          <table:table-cell table:formula="of:=SUM([.C82:.D82])" office:value-type="float" office:value="27.285059" calcext:value-type="float">
            <text:p>27.285059</text:p>
          </table:table-cell>
          <table:table-cell office:value-type="float" office:value="6865337" calcext:value-type="float">
            <text:p>6865337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5</text:p>
          </table:table-cell>
          <table:table-cell office:value-type="float" office:value="8.347415" calcext:value-type="float">
            <text:p>8.347415</text:p>
          </table:table-cell>
          <table:table-cell office:value-type="float" office:value="20.066123" calcext:value-type="float">
            <text:p>20.066123</text:p>
          </table:table-cell>
          <table:table-cell table:formula="of:=SUM([.C83:.D83])" office:value-type="float" office:value="28.413538" calcext:value-type="float">
            <text:p>28.413538</text:p>
          </table:table-cell>
          <table:table-cell office:value-type="float" office:value="10014032" calcext:value-type="float">
            <text:p>10014032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6</text:p>
          </table:table-cell>
          <table:table-cell office:value-type="float" office:value="8.236609" calcext:value-type="float">
            <text:p>8.236609</text:p>
          </table:table-cell>
          <table:table-cell office:value-type="float" office:value="15.74812" calcext:value-type="float">
            <text:p>15.74812</text:p>
          </table:table-cell>
          <table:table-cell table:formula="of:=SUM([.C84:.D84])" office:value-type="float" office:value="23.984729" calcext:value-type="float">
            <text:p>23.984729</text:p>
          </table:table-cell>
          <table:table-cell office:value-type="float" office:value="11013203" calcext:value-type="float">
            <text:p>11013203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7</text:p>
          </table:table-cell>
          <table:table-cell office:value-type="float" office:value="6.889034" calcext:value-type="float">
            <text:p>6.889034</text:p>
          </table:table-cell>
          <table:table-cell office:value-type="float" office:value="5.101245" calcext:value-type="float">
            <text:p>5.101245</text:p>
          </table:table-cell>
          <table:table-cell table:formula="of:=SUM([.C85:.D85])" office:value-type="float" office:value="11.990279" calcext:value-type="float">
            <text:p>11.990279</text:p>
          </table:table-cell>
          <table:table-cell office:value-type="float" office:value="5422085" calcext:value-type="float">
            <text:p>5422085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8</text:p>
          </table:table-cell>
          <table:table-cell office:value-type="float" office:value="7.170493" calcext:value-type="float">
            <text:p>7.170493</text:p>
          </table:table-cell>
          <table:table-cell office:value-type="float" office:value="22.353131" calcext:value-type="float">
            <text:p>22.353131</text:p>
          </table:table-cell>
          <table:table-cell office:value-type="float" office:value="0" calcext:value-type="float">
            <text:p>0</text:p>
          </table:table-cell>
          <table:table-cell office:value-type="float" office:value="10688003" calcext:value-type="float">
            <text:p>10688003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4:59</text:p>
          </table:table-cell>
          <table:table-cell office:value-type="float" office:value="3.161658" calcext:value-type="float">
            <text:p>3.161658</text:p>
          </table:table-cell>
          <table:table-cell office:value-type="float" office:value="9.65382" calcext:value-type="float">
            <text:p>9.65382</text:p>
          </table:table-cell>
          <table:table-cell office:value-type="float" office:value="0" calcext:value-type="float">
            <text:p>0</text:p>
          </table:table-cell>
          <table:table-cell office:value-type="float" office:value="7369689" calcext:value-type="float">
            <text:p>7369689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5:00</text:p>
          </table:table-cell>
          <table:table-cell office:value-type="float" office:value="1.415332" calcext:value-type="float">
            <text:p>1.415332</text:p>
          </table:table-cell>
          <table:table-cell office:value-type="float" office:value="2.705295" calcext:value-type="float">
            <text:p>2.705295</text:p>
          </table:table-cell>
          <table:table-cell office:value-type="float" office:value="0" calcext:value-type="float">
            <text:p>0</text:p>
          </table:table-cell>
          <table:table-cell office:value-type="float" office:value="2784052" calcext:value-type="float">
            <text:p>2784052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5:01</text:p>
          </table:table-cell>
          <table:table-cell office:value-type="float" office:value="0.760298" calcext:value-type="float">
            <text:p>0.760298</text:p>
          </table:table-cell>
          <table:table-cell office:value-type="float" office:value="1.734714" calcext:value-type="float">
            <text:p>1.734714</text:p>
          </table:table-cell>
          <table:table-cell office:value-type="float" office:value="0" calcext:value-type="float">
            <text:p>0</text:p>
          </table:table-cell>
          <table:table-cell office:value-type="float" office:value="2266190" calcext:value-type="float">
            <text:p>226619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5:02</text:p>
          </table:table-cell>
          <table:table-cell office:value-type="float" office:value="0.456582" calcext:value-type="float">
            <text:p>0.456582</text:p>
          </table:table-cell>
          <table:table-cell office:value-type="float" office:value="0.657236" calcext:value-type="float">
            <text:p>0.657236</text:p>
          </table:table-cell>
          <table:table-cell office:value-type="float" office:value="0" calcext:value-type="float">
            <text:p>0</text:p>
          </table:table-cell>
          <table:table-cell office:value-type="float" office:value="717225" calcext:value-type="float">
            <text:p>71722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5:03</text:p>
          </table:table-cell>
          <table:table-cell office:value-type="float" office:value="0.046509" calcext:value-type="float">
            <text:p>0.046509</text:p>
          </table:table-cell>
          <table:table-cell office:value-type="float" office:value="0.102072" calcext:value-type="float">
            <text:p>0.102072</text:p>
          </table:table-cell>
          <table:table-cell office:value-type="float" office:value="0" calcext:value-type="float">
            <text:p>0</text:p>
          </table:table-cell>
          <table:table-cell office:value-type="float" office:value="76407" calcext:value-type="float">
            <text:p>7640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5:04</text:p>
          </table:table-cell>
          <table:table-cell office:value-type="float" office:value="0.046297" calcext:value-type="float">
            <text:p>0.046297</text:p>
          </table:table-cell>
          <table:table-cell office:value-type="float" office:value="0.035075" calcext:value-type="float">
            <text:p>0.035075</text:p>
          </table:table-cell>
          <table:table-cell office:value-type="float" office:value="0" calcext:value-type="float">
            <text:p>0</text:p>
          </table:table-cell>
          <table:table-cell office:value-type="float" office:value="27738" calcext:value-type="float">
            <text:p>277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15:05</text:p>
          </table:table-cell>
          <table:table-cell office:value-type="float" office:value="0.047309" calcext:value-type="float">
            <text:p>0.047309</text:p>
          </table:table-cell>
          <table:table-cell office:value-type="float" office:value="0.070069" calcext:value-type="float">
            <text:p>0.070069</text:p>
          </table:table-cell>
          <table:table-cell office:value-type="float" office:value="0" calcext:value-type="float">
            <text:p>0</text:p>
          </table:table-cell>
          <table:table-cell office:value-type="float" office:value="60064" calcext:value-type="float">
            <text:p>600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9:22:11.755201443</dc:date>
    <meta:editing-duration>PT5M34S</meta:editing-duration>
    <meta:editing-cycles>1</meta:editing-cycles>
    <meta:generator>LibreOffice/5.4.0.3$Linux_X86_64 LibreOffice_project/7556cbc6811c9d992f4064ab9287069087d7f62c</meta:generator>
    <meta:document-statistic meta:table-count="1" meta:cell-count="6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229cm" svg:y="0.315cm" chart:style-name="ch2">
          <text:p>scatter</text:p>
        </chart:title>
        <chart:legend chart:legend-position="end" svg:x="12.963cm" svg:y="4.005cm" style:legend-expansion="high" chart:style-name="ch3"/>
        <chart:plot-area chart:style-name="ch4" table:cell-range-address="progression.G1:progression.G85 progression.E1:progression.E85" chart:data-source-has-labels="row" svg:x="0.32cm" svg:y="1.248cm" svg:width="12.323cm" svg:height="7.572cm">
          <chartooo:coordinate-region svg:x="0.941cm" svg:y="1.421cm" svg:width="11.237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rogression.E2:progression.E85" chart:label-cell-address="progression.E1:progression.E1" chart:class="chart:scatter">
            <chart:domain table:cell-range-address="progression.G2:progression.G85"/>
            <chart:regression-curve chart:style-name="ch8"/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T</text:p>
                <draw:g>
                  <svg:desc>progression.E1:progress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progression.G2:progression.G85</svg:desc>
                </draw:g>
              </table:table-cell>
              <table:table-cell office:value-type="float" office:value="2.330447">
                <text:p>2.330447</text:p>
                <draw:g>
                  <svg:desc>progression.E2:progression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.273506">
                <text:p>1.273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.00121">
                <text:p>3.00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622155">
                <text:p>0.622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852152">
                <text:p>0.852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03567">
                <text:p>1.03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.165699">
                <text:p>1.165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.491326">
                <text:p>1.491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.347693">
                <text:p>1.347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.140622">
                <text:p>1.140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.705113">
                <text:p>1.705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.007932">
                <text:p>2.007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2.03365">
                <text:p>2.03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.822261">
                <text:p>1.822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.841608">
                <text:p>1.841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.093506">
                <text:p>2.093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2.221377">
                <text:p>2.221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3.13724">
                <text:p>3.13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2.745609">
                <text:p>2.745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2.491747">
                <text:p>2.491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2.524471">
                <text:p>2.524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.865739">
                <text:p>2.865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2.722155">
                <text:p>2.722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3.007409">
                <text:p>3.007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.749549">
                <text:p>2.7495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3.01732">
                <text:p>3.01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3.966863">
                <text:p>3.9668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6.590358">
                <text:p>6.590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4.246514">
                <text:p>4.246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4.977706">
                <text:p>4.977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">
                <text:p>64</text:p>
              </table:table-cell>
              <table:table-cell office:value-type="float" office:value="9.08478">
                <text:p>9.08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">
                <text:p>69</text:p>
              </table:table-cell>
              <table:table-cell office:value-type="float" office:value="5.252561">
                <text:p>5.252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">
                <text:p>69</text:p>
              </table:table-cell>
              <table:table-cell office:value-type="float" office:value="8.797125">
                <text:p>8.797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">
                <text:p>69</text:p>
              </table:table-cell>
              <table:table-cell office:value-type="float" office:value="15.95793">
                <text:p>15.95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8.514956">
                <text:p>8.514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7.183501">
                <text:p>7.183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6.466205">
                <text:p>6.466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5.505204">
                <text:p>5.505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8.337061">
                <text:p>8.337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6.896083">
                <text:p>6.8960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5.916288">
                <text:p>5.916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">
                <text:p>89</text:p>
              </table:table-cell>
              <table:table-cell office:value-type="float" office:value="6.428374">
                <text:p>6.428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">
                <text:p>89</text:p>
              </table:table-cell>
              <table:table-cell office:value-type="float" office:value="24.002853">
                <text:p>24.002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13.691906">
                <text:p>13.6919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22.892289">
                <text:p>22.89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27.729734">
                <text:p>27.729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">
                <text:p>99</text:p>
              </table:table-cell>
              <table:table-cell office:value-type="float" office:value="17.47467">
                <text:p>17.47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">
                <text:p>99</text:p>
              </table:table-cell>
              <table:table-cell office:value-type="float" office:value="29.433272">
                <text:p>29.433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56.129899">
                <text:p>56.1298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27.031439">
                <text:p>27.0314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7.961473">
                <text:p>7.9614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">
                <text:p>109</text:p>
              </table:table-cell>
              <table:table-cell office:value-type="float" office:value="38.349453">
                <text:p>38.349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">
                <text:p>109</text:p>
              </table:table-cell>
              <table:table-cell office:value-type="float" office:value="19.025289">
                <text:p>19.025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">
                <text:p>109</text:p>
              </table:table-cell>
              <table:table-cell office:value-type="float" office:value="13.863747">
                <text:p>13.863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13.080922">
                <text:p>13.0809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">
                <text:p>115</text:p>
              </table:table-cell>
              <table:table-cell office:value-type="float" office:value="16.840264">
                <text:p>16.8402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9">
                <text:p>119</text:p>
              </table:table-cell>
              <table:table-cell office:value-type="float" office:value="9.966817">
                <text:p>9.966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">
                <text:p>119</text:p>
              </table:table-cell>
              <table:table-cell office:value-type="float" office:value="9.641547">
                <text:p>9.6415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">
                <text:p>119</text:p>
              </table:table-cell>
              <table:table-cell office:value-type="float" office:value="8.732392">
                <text:p>8.7323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6.793579">
                <text:p>6.793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">
                <text:p>124</text:p>
              </table:table-cell>
              <table:table-cell office:value-type="float" office:value="8.071185">
                <text:p>8.071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">
                <text:p>129</text:p>
              </table:table-cell>
              <table:table-cell office:value-type="float" office:value="9.1737">
                <text:p>9.1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">
                <text:p>129</text:p>
              </table:table-cell>
              <table:table-cell office:value-type="float" office:value="7.716964">
                <text:p>7.7169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">
                <text:p>129</text:p>
              </table:table-cell>
              <table:table-cell office:value-type="float" office:value="6.531833">
                <text:p>6.5318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8.29889">
                <text:p>8.29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">
                <text:p>135</text:p>
              </table:table-cell>
              <table:table-cell office:value-type="float" office:value="10.335686">
                <text:p>10.3356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9">
                <text:p>139</text:p>
              </table:table-cell>
              <table:table-cell office:value-type="float" office:value="16.71536">
                <text:p>16.71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9">
                <text:p>139</text:p>
              </table:table-cell>
              <table:table-cell office:value-type="float" office:value="11.550245">
                <text:p>11.550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">
                <text:p>139</text:p>
              </table:table-cell>
              <table:table-cell office:value-type="float" office:value="20.353273">
                <text:p>20.3532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45.662533">
                <text:p>45.6625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14.269695">
                <text:p>14.269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9">
                <text:p>149</text:p>
              </table:table-cell>
              <table:table-cell office:value-type="float" office:value="9.096086">
                <text:p>9.096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">
                <text:p>149</text:p>
              </table:table-cell>
              <table:table-cell office:value-type="float" office:value="13.605307">
                <text:p>13.605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9">
                <text:p>149</text:p>
              </table:table-cell>
              <table:table-cell office:value-type="float" office:value="10.80498">
                <text:p>10.804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17.224926">
                <text:p>17.224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9">
                <text:p>149</text:p>
              </table:table-cell>
              <table:table-cell office:value-type="float" office:value="96.962589">
                <text:p>96.962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48.071319">
                <text:p>48.071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">
                <text:p>149</text:p>
              </table:table-cell>
              <table:table-cell office:value-type="float" office:value="15.042107">
                <text:p>15.042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9">
                <text:p>149</text:p>
              </table:table-cell>
              <table:table-cell office:value-type="float" office:value="8.728326">
                <text:p>8.728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22.388154">
                <text:p>22.388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9">
                <text:p>149</text:p>
              </table:table-cell>
              <table:table-cell office:value-type="float" office:value="27.285059">
                <text:p>27.2850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">
                <text:p>149</text:p>
              </table:table-cell>
              <table:table-cell office:value-type="float" office:value="28.413538">
                <text:p>28.4135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9">
                <text:p>149</text:p>
              </table:table-cell>
              <table:table-cell office:value-type="float" office:value="23.984729">
                <text:p>23.9847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">
                <text:p>149</text:p>
              </table:table-cell>
              <table:table-cell office:value-type="float" office:value="11.990279">
                <text:p>11.990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wall-clock</text:p>
        </chart:title>
        <chart:legend chart:legend-position="end" svg:x="14.001cm" svg:y="4.005cm" style:legend-expansion="high" chart:style-name="ch3"/>
        <chart:plot-area chart:style-name="ch4" table:cell-range-address="progression.B1:progression.D93" chart:data-source-has-labels="both" svg:x="0.32cm" svg:y="1.248cm" svg:width="13.361cm" svg:height="7.572cm">
          <chartooo:coordinate-region svg:x="1.309cm" svg:y="1.248cm" svg:width="12.372cm" svg:height="5.97cm"/>
          <chart:axis chart:dimension="x" chart:name="primary-x" chart:style-name="ch5" chartooo:axis-type="auto">
            <chartooo:date-scale/>
            <chart:categories table:cell-range-address="progression.B2:progression.B9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gression.C2:progression.C93" chart:label-cell-address="progression.C1:progression.C1" chart:class="chart:bar">
            <chart:data-point chart:repeated="92"/>
          </chart:series>
          <chart:series chart:style-name="ch9" chart:values-cell-range-address="progression.D2:progression.D93" chart:label-cell-address="progression.D1:progression.D1" chart:class="chart:bar">
            <chart:data-point chart:repeated="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13:34</text:p>
                <draw:g>
                  <svg:desc>progression.B2:progression.B93</svg:desc>
                </draw:g>
              </table:table-cell>
              <table:table-cell office:value-type="float" office:value="0.505797">
                <text:p>0.505797</text:p>
                <draw:g>
                  <svg:desc>progression.C2:progression.C93</svg:desc>
                </draw:g>
              </table:table-cell>
              <table:table-cell office:value-type="float" office:value="1.82465">
                <text:p>1.82465</text:p>
                <draw:g>
                  <svg:desc>progression.D2:progression.D93</svg:desc>
                </draw:g>
              </table:table-cell>
            </table:table-row>
            <table:table-row>
              <table:table-cell office:value-type="string">
                <text:p>19:13:35</text:p>
              </table:table-cell>
              <table:table-cell office:value-type="float" office:value="0.559001">
                <text:p>0.559001</text:p>
              </table:table-cell>
              <table:table-cell office:value-type="float" office:value="0.714505">
                <text:p>0.714505</text:p>
              </table:table-cell>
            </table:table-row>
            <table:table-row>
              <table:table-cell office:value-type="string">
                <text:p>19:13:36</text:p>
              </table:table-cell>
              <table:table-cell office:value-type="float" office:value="0.553237">
                <text:p>0.553237</text:p>
              </table:table-cell>
              <table:table-cell office:value-type="float" office:value="2.447973">
                <text:p>2.447973</text:p>
              </table:table-cell>
            </table:table-row>
            <table:table-row>
              <table:table-cell office:value-type="string">
                <text:p>19:13:37</text:p>
              </table:table-cell>
              <table:table-cell office:value-type="float" office:value="0.44047">
                <text:p>0.44047</text:p>
              </table:table-cell>
              <table:table-cell office:value-type="float" office:value="0.181685">
                <text:p>0.181685</text:p>
              </table:table-cell>
            </table:table-row>
            <table:table-row>
              <table:table-cell office:value-type="string">
                <text:p>19:13:38</text:p>
              </table:table-cell>
              <table:table-cell office:value-type="float" office:value="0.442813">
                <text:p>0.442813</text:p>
              </table:table-cell>
              <table:table-cell office:value-type="float" office:value="0.409339">
                <text:p>0.409339</text:p>
              </table:table-cell>
            </table:table-row>
            <table:table-row>
              <table:table-cell office:value-type="string">
                <text:p>19:13:39</text:p>
              </table:table-cell>
              <table:table-cell office:value-type="float" office:value="0.588094">
                <text:p>0.588094</text:p>
              </table:table-cell>
              <table:table-cell office:value-type="float" office:value="0.447576">
                <text:p>0.447576</text:p>
              </table:table-cell>
            </table:table-row>
            <table:table-row>
              <table:table-cell office:value-type="string">
                <text:p>19:13:40</text:p>
              </table:table-cell>
              <table:table-cell office:value-type="float" office:value="0.903634">
                <text:p>0.903634</text:p>
              </table:table-cell>
              <table:table-cell office:value-type="float" office:value="0.262065">
                <text:p>0.262065</text:p>
              </table:table-cell>
            </table:table-row>
            <table:table-row>
              <table:table-cell office:value-type="string">
                <text:p>19:13:41</text:p>
              </table:table-cell>
              <table:table-cell office:value-type="float" office:value="0.922684">
                <text:p>0.922684</text:p>
              </table:table-cell>
              <table:table-cell office:value-type="float" office:value="0.568642">
                <text:p>0.568642</text:p>
              </table:table-cell>
            </table:table-row>
            <table:table-row>
              <table:table-cell office:value-type="string">
                <text:p>19:13:42</text:p>
              </table:table-cell>
              <table:table-cell office:value-type="float" office:value="1.009874">
                <text:p>1.009874</text:p>
              </table:table-cell>
              <table:table-cell office:value-type="float" office:value="0.337819">
                <text:p>0.337819</text:p>
              </table:table-cell>
            </table:table-row>
            <table:table-row>
              <table:table-cell office:value-type="string">
                <text:p>19:13:43</text:p>
              </table:table-cell>
              <table:table-cell office:value-type="float" office:value="0.9003">
                <text:p>0.9003</text:p>
              </table:table-cell>
              <table:table-cell office:value-type="float" office:value="0.240322">
                <text:p>0.240322</text:p>
              </table:table-cell>
            </table:table-row>
            <table:table-row>
              <table:table-cell office:value-type="string">
                <text:p>19:13:44</text:p>
              </table:table-cell>
              <table:table-cell office:value-type="float" office:value="1.321789">
                <text:p>1.321789</text:p>
              </table:table-cell>
              <table:table-cell office:value-type="float" office:value="0.383324">
                <text:p>0.383324</text:p>
              </table:table-cell>
            </table:table-row>
            <table:table-row>
              <table:table-cell office:value-type="string">
                <text:p>19:13:45</text:p>
              </table:table-cell>
              <table:table-cell office:value-type="float" office:value="1.354232">
                <text:p>1.354232</text:p>
              </table:table-cell>
              <table:table-cell office:value-type="float" office:value="0.6537">
                <text:p>0.6537</text:p>
              </table:table-cell>
            </table:table-row>
            <table:table-row>
              <table:table-cell office:value-type="string">
                <text:p>19:13:46</text:p>
              </table:table-cell>
              <table:table-cell office:value-type="float" office:value="1.447232">
                <text:p>1.447232</text:p>
              </table:table-cell>
              <table:table-cell office:value-type="float" office:value="0.586418">
                <text:p>0.586418</text:p>
              </table:table-cell>
            </table:table-row>
            <table:table-row>
              <table:table-cell office:value-type="string">
                <text:p>19:13:47</text:p>
              </table:table-cell>
              <table:table-cell office:value-type="float" office:value="1.36309">
                <text:p>1.36309</text:p>
              </table:table-cell>
              <table:table-cell office:value-type="float" office:value="0.459171">
                <text:p>0.459171</text:p>
              </table:table-cell>
            </table:table-row>
            <table:table-row>
              <table:table-cell office:value-type="string">
                <text:p>19:13:48</text:p>
              </table:table-cell>
              <table:table-cell office:value-type="float" office:value="1.351258">
                <text:p>1.351258</text:p>
              </table:table-cell>
              <table:table-cell office:value-type="float" office:value="0.49035">
                <text:p>0.49035</text:p>
              </table:table-cell>
            </table:table-row>
            <table:table-row>
              <table:table-cell office:value-type="string">
                <text:p>19:13:49</text:p>
              </table:table-cell>
              <table:table-cell office:value-type="float" office:value="1.549616">
                <text:p>1.549616</text:p>
              </table:table-cell>
              <table:table-cell office:value-type="float" office:value="0.54389">
                <text:p>0.54389</text:p>
              </table:table-cell>
            </table:table-row>
            <table:table-row>
              <table:table-cell office:value-type="string">
                <text:p>19:13:50</text:p>
              </table:table-cell>
              <table:table-cell office:value-type="float" office:value="1.796176">
                <text:p>1.796176</text:p>
              </table:table-cell>
              <table:table-cell office:value-type="float" office:value="0.425201">
                <text:p>0.425201</text:p>
              </table:table-cell>
            </table:table-row>
            <table:table-row>
              <table:table-cell office:value-type="string">
                <text:p>19:13:51</text:p>
              </table:table-cell>
              <table:table-cell office:value-type="float" office:value="1.812949">
                <text:p>1.812949</text:p>
              </table:table-cell>
              <table:table-cell office:value-type="float" office:value="1.324291">
                <text:p>1.324291</text:p>
              </table:table-cell>
            </table:table-row>
            <table:table-row>
              <table:table-cell office:value-type="string">
                <text:p>19:13:52</text:p>
              </table:table-cell>
              <table:table-cell office:value-type="float" office:value="1.937846">
                <text:p>1.937846</text:p>
              </table:table-cell>
              <table:table-cell office:value-type="float" office:value="0.807763">
                <text:p>0.807763</text:p>
              </table:table-cell>
            </table:table-row>
            <table:table-row>
              <table:table-cell office:value-type="string">
                <text:p>19:13:53</text:p>
              </table:table-cell>
              <table:table-cell office:value-type="float" office:value="2.028394">
                <text:p>2.028394</text:p>
              </table:table-cell>
              <table:table-cell office:value-type="float" office:value="0.463353">
                <text:p>0.463353</text:p>
              </table:table-cell>
            </table:table-row>
            <table:table-row>
              <table:table-cell office:value-type="string">
                <text:p>19:13:54</text:p>
              </table:table-cell>
              <table:table-cell office:value-type="float" office:value="1.907989">
                <text:p>1.907989</text:p>
              </table:table-cell>
              <table:table-cell office:value-type="float" office:value="0.616482">
                <text:p>0.616482</text:p>
              </table:table-cell>
            </table:table-row>
            <table:table-row>
              <table:table-cell office:value-type="string">
                <text:p>19:13:55</text:p>
              </table:table-cell>
              <table:table-cell office:value-type="float" office:value="2.353036">
                <text:p>2.353036</text:p>
              </table:table-cell>
              <table:table-cell office:value-type="float" office:value="0.512703">
                <text:p>0.512703</text:p>
              </table:table-cell>
            </table:table-row>
            <table:table-row>
              <table:table-cell office:value-type="string">
                <text:p>19:13:56</text:p>
              </table:table-cell>
              <table:table-cell office:value-type="float" office:value="2.225138">
                <text:p>2.225138</text:p>
              </table:table-cell>
              <table:table-cell office:value-type="float" office:value="0.497017">
                <text:p>0.497017</text:p>
              </table:table-cell>
            </table:table-row>
            <table:table-row>
              <table:table-cell office:value-type="string">
                <text:p>19:13:57</text:p>
              </table:table-cell>
              <table:table-cell office:value-type="float" office:value="2.252126">
                <text:p>2.252126</text:p>
              </table:table-cell>
              <table:table-cell office:value-type="float" office:value="0.755283">
                <text:p>0.755283</text:p>
              </table:table-cell>
            </table:table-row>
            <table:table-row>
              <table:table-cell office:value-type="string">
                <text:p>19:13:58</text:p>
              </table:table-cell>
              <table:table-cell office:value-type="float" office:value="2.220983">
                <text:p>2.220983</text:p>
              </table:table-cell>
              <table:table-cell office:value-type="float" office:value="0.528566">
                <text:p>0.528566</text:p>
              </table:table-cell>
            </table:table-row>
            <table:table-row>
              <table:table-cell office:value-type="string">
                <text:p>19:13:59</text:p>
              </table:table-cell>
              <table:table-cell office:value-type="float" office:value="2.445643">
                <text:p>2.445643</text:p>
              </table:table-cell>
              <table:table-cell office:value-type="float" office:value="0.571677">
                <text:p>0.571677</text:p>
              </table:table-cell>
            </table:table-row>
            <table:table-row>
              <table:table-cell office:value-type="string">
                <text:p>19:14:00</text:p>
              </table:table-cell>
              <table:table-cell office:value-type="float" office:value="2.657893">
                <text:p>2.657893</text:p>
              </table:table-cell>
              <table:table-cell office:value-type="float" office:value="1.30897">
                <text:p>1.30897</text:p>
              </table:table-cell>
            </table:table-row>
            <table:table-row>
              <table:table-cell office:value-type="string">
                <text:p>19:14:01</text:p>
              </table:table-cell>
              <table:table-cell office:value-type="float" office:value="2.943248">
                <text:p>2.943248</text:p>
              </table:table-cell>
              <table:table-cell office:value-type="float" office:value="3.64711">
                <text:p>3.64711</text:p>
              </table:table-cell>
            </table:table-row>
            <table:table-row>
              <table:table-cell office:value-type="string">
                <text:p>19:14:02</text:p>
              </table:table-cell>
              <table:table-cell office:value-type="float" office:value="2.978913">
                <text:p>2.978913</text:p>
              </table:table-cell>
              <table:table-cell office:value-type="float" office:value="1.267601">
                <text:p>1.267601</text:p>
              </table:table-cell>
            </table:table-row>
            <table:table-row>
              <table:table-cell office:value-type="string">
                <text:p>19:14:03</text:p>
              </table:table-cell>
              <table:table-cell office:value-type="float" office:value="2.758738">
                <text:p>2.758738</text:p>
              </table:table-cell>
              <table:table-cell office:value-type="float" office:value="2.218968">
                <text:p>2.218968</text:p>
              </table:table-cell>
            </table:table-row>
            <table:table-row>
              <table:table-cell office:value-type="string">
                <text:p>19:14:04</text:p>
              </table:table-cell>
              <table:table-cell office:value-type="float" office:value="3.241572">
                <text:p>3.241572</text:p>
              </table:table-cell>
              <table:table-cell office:value-type="float" office:value="5.843208">
                <text:p>5.843208</text:p>
              </table:table-cell>
            </table:table-row>
            <table:table-row>
              <table:table-cell office:value-type="string">
                <text:p>19:14:05</text:p>
              </table:table-cell>
              <table:table-cell office:value-type="float" office:value="3.348296">
                <text:p>3.348296</text:p>
              </table:table-cell>
              <table:table-cell office:value-type="float" office:value="1.904265">
                <text:p>1.904265</text:p>
              </table:table-cell>
            </table:table-row>
            <table:table-row>
              <table:table-cell office:value-type="string">
                <text:p>19:14:06</text:p>
              </table:table-cell>
              <table:table-cell office:value-type="float" office:value="3.344719">
                <text:p>3.344719</text:p>
              </table:table-cell>
              <table:table-cell office:value-type="float" office:value="5.452406">
                <text:p>5.452406</text:p>
              </table:table-cell>
            </table:table-row>
            <table:table-row>
              <table:table-cell office:value-type="string">
                <text:p>19:14:07</text:p>
              </table:table-cell>
              <table:table-cell office:value-type="float" office:value="4.257422">
                <text:p>4.257422</text:p>
              </table:table-cell>
              <table:table-cell office:value-type="float" office:value="11.700508">
                <text:p>11.700508</text:p>
              </table:table-cell>
            </table:table-row>
            <table:table-row>
              <table:table-cell office:value-type="string">
                <text:p>19:14:08</text:p>
              </table:table-cell>
              <table:table-cell office:value-type="float" office:value="3.248036">
                <text:p>3.248036</text:p>
              </table:table-cell>
              <table:table-cell office:value-type="float" office:value="5.26692">
                <text:p>5.26692</text:p>
              </table:table-cell>
            </table:table-row>
            <table:table-row>
              <table:table-cell office:value-type="string">
                <text:p>19:14:09</text:p>
              </table:table-cell>
              <table:table-cell office:value-type="float" office:value="3.320563">
                <text:p>3.320563</text:p>
              </table:table-cell>
              <table:table-cell office:value-type="float" office:value="3.862938">
                <text:p>3.862938</text:p>
              </table:table-cell>
            </table:table-row>
            <table:table-row>
              <table:table-cell office:value-type="string">
                <text:p>19:14:10</text:p>
              </table:table-cell>
              <table:table-cell office:value-type="float" office:value="3.62574">
                <text:p>3.62574</text:p>
              </table:table-cell>
              <table:table-cell office:value-type="float" office:value="2.840465">
                <text:p>2.840465</text:p>
              </table:table-cell>
            </table:table-row>
            <table:table-row>
              <table:table-cell office:value-type="string">
                <text:p>19:14:11</text:p>
              </table:table-cell>
              <table:table-cell office:value-type="float" office:value="3.644818">
                <text:p>3.644818</text:p>
              </table:table-cell>
              <table:table-cell office:value-type="float" office:value="1.860386">
                <text:p>1.860386</text:p>
              </table:table-cell>
            </table:table-row>
            <table:table-row>
              <table:table-cell office:value-type="string">
                <text:p>19:14:12</text:p>
              </table:table-cell>
              <table:table-cell office:value-type="float" office:value="4.349763">
                <text:p>4.349763</text:p>
              </table:table-cell>
              <table:table-cell office:value-type="float" office:value="3.987298">
                <text:p>3.987298</text:p>
              </table:table-cell>
            </table:table-row>
            <table:table-row>
              <table:table-cell office:value-type="string">
                <text:p>19:14:13</text:p>
              </table:table-cell>
              <table:table-cell office:value-type="float" office:value="3.980342">
                <text:p>3.980342</text:p>
              </table:table-cell>
              <table:table-cell office:value-type="float" office:value="2.915741">
                <text:p>2.915741</text:p>
              </table:table-cell>
            </table:table-row>
            <table:table-row>
              <table:table-cell office:value-type="string">
                <text:p>19:14:14</text:p>
              </table:table-cell>
              <table:table-cell office:value-type="float" office:value="3.86391">
                <text:p>3.86391</text:p>
              </table:table-cell>
              <table:table-cell office:value-type="float" office:value="2.052378">
                <text:p>2.052378</text:p>
              </table:table-cell>
            </table:table-row>
            <table:table-row>
              <table:table-cell office:value-type="string">
                <text:p>19:14:15</text:p>
              </table:table-cell>
              <table:table-cell office:value-type="float" office:value="4.197806">
                <text:p>4.197806</text:p>
              </table:table-cell>
              <table:table-cell office:value-type="float" office:value="2.230568">
                <text:p>2.230568</text:p>
              </table:table-cell>
            </table:table-row>
            <table:table-row>
              <table:table-cell office:value-type="string">
                <text:p>19:14:16</text:p>
              </table:table-cell>
              <table:table-cell office:value-type="float" office:value="6.033165">
                <text:p>6.033165</text:p>
              </table:table-cell>
              <table:table-cell office:value-type="float" office:value="17.969688">
                <text:p>17.969688</text:p>
              </table:table-cell>
            </table:table-row>
            <table:table-row>
              <table:table-cell office:value-type="string">
                <text:p>19:14:17</text:p>
              </table:table-cell>
              <table:table-cell office:value-type="float" office:value="4.89453">
                <text:p>4.89453</text:p>
              </table:table-cell>
              <table:table-cell office:value-type="float" office:value="8.797376">
                <text:p>8.797376</text:p>
              </table:table-cell>
            </table:table-row>
            <table:table-row>
              <table:table-cell office:value-type="string">
                <text:p>19:14:18</text:p>
              </table:table-cell>
              <table:table-cell office:value-type="float" office:value="4.985258">
                <text:p>4.985258</text:p>
              </table:table-cell>
              <table:table-cell office:value-type="float" office:value="17.907031">
                <text:p>17.907031</text:p>
              </table:table-cell>
            </table:table-row>
            <table:table-row>
              <table:table-cell office:value-type="string">
                <text:p>19:14:19</text:p>
              </table:table-cell>
              <table:table-cell office:value-type="float" office:value="6.061245">
                <text:p>6.061245</text:p>
              </table:table-cell>
              <table:table-cell office:value-type="float" office:value="21.668489">
                <text:p>21.668489</text:p>
              </table:table-cell>
            </table:table-row>
            <table:table-row>
              <table:table-cell office:value-type="string">
                <text:p>19:14:20</text:p>
              </table:table-cell>
              <table:table-cell office:value-type="float" office:value="5.24532">
                <text:p>5.24532</text:p>
              </table:table-cell>
              <table:table-cell office:value-type="float" office:value="12.22935">
                <text:p>12.22935</text:p>
              </table:table-cell>
            </table:table-row>
            <table:table-row>
              <table:table-cell office:value-type="string">
                <text:p>19:14:21</text:p>
              </table:table-cell>
              <table:table-cell office:value-type="float" office:value="6.390406">
                <text:p>6.390406</text:p>
              </table:table-cell>
              <table:table-cell office:value-type="float" office:value="23.042866">
                <text:p>23.042866</text:p>
              </table:table-cell>
            </table:table-row>
            <table:table-row>
              <table:table-cell office:value-type="string">
                <text:p>19:14:22</text:p>
              </table:table-cell>
              <table:table-cell office:value-type="float" office:value="6.54593">
                <text:p>6.54593</text:p>
              </table:table-cell>
              <table:table-cell office:value-type="float" office:value="49.583969">
                <text:p>49.583969</text:p>
              </table:table-cell>
            </table:table-row>
            <table:table-row>
              <table:table-cell office:value-type="string">
                <text:p>19:14:23</text:p>
              </table:table-cell>
              <table:table-cell office:value-type="float" office:value="6.177681">
                <text:p>6.177681</text:p>
              </table:table-cell>
              <table:table-cell office:value-type="float" office:value="20.853758">
                <text:p>20.853758</text:p>
              </table:table-cell>
            </table:table-row>
            <table:table-row>
              <table:table-cell office:value-type="string">
                <text:p>19:14:24</text:p>
              </table:table-cell>
              <table:table-cell office:value-type="float" office:value="4.576187">
                <text:p>4.576187</text:p>
              </table:table-cell>
              <table:table-cell office:value-type="float" office:value="3.385286">
                <text:p>3.385286</text:p>
              </table:table-cell>
            </table:table-row>
            <table:table-row>
              <table:table-cell office:value-type="string">
                <text:p>19:14:25</text:p>
              </table:table-cell>
              <table:table-cell office:value-type="float" office:value="6.679419">
                <text:p>6.679419</text:p>
              </table:table-cell>
              <table:table-cell office:value-type="float" office:value="31.670034">
                <text:p>31.670034</text:p>
              </table:table-cell>
            </table:table-row>
            <table:table-row>
              <table:table-cell office:value-type="string">
                <text:p>19:14:26</text:p>
              </table:table-cell>
              <table:table-cell office:value-type="float" office:value="5.49552">
                <text:p>5.49552</text:p>
              </table:table-cell>
              <table:table-cell office:value-type="float" office:value="13.529769">
                <text:p>13.529769</text:p>
              </table:table-cell>
            </table:table-row>
            <table:table-row>
              <table:table-cell office:value-type="string">
                <text:p>19:14:27</text:p>
              </table:table-cell>
              <table:table-cell office:value-type="float" office:value="5.67306">
                <text:p>5.67306</text:p>
              </table:table-cell>
              <table:table-cell office:value-type="float" office:value="8.190687">
                <text:p>8.190687</text:p>
              </table:table-cell>
            </table:table-row>
            <table:table-row>
              <table:table-cell office:value-type="string">
                <text:p>19:14:28</text:p>
              </table:table-cell>
              <table:table-cell office:value-type="float" office:value="5.249788">
                <text:p>5.249788</text:p>
              </table:table-cell>
              <table:table-cell office:value-type="float" office:value="7.831134">
                <text:p>7.831134</text:p>
              </table:table-cell>
            </table:table-row>
            <table:table-row>
              <table:table-cell office:value-type="string">
                <text:p>19:14:29</text:p>
              </table:table-cell>
              <table:table-cell office:value-type="float" office:value="6.204987">
                <text:p>6.204987</text:p>
              </table:table-cell>
              <table:table-cell office:value-type="float" office:value="10.635277">
                <text:p>10.635277</text:p>
              </table:table-cell>
            </table:table-row>
            <table:table-row>
              <table:table-cell office:value-type="string">
                <text:p>19:14:30</text:p>
              </table:table-cell>
              <table:table-cell office:value-type="float" office:value="5.445365">
                <text:p>5.445365</text:p>
              </table:table-cell>
              <table:table-cell office:value-type="float" office:value="4.521452">
                <text:p>4.521452</text:p>
              </table:table-cell>
            </table:table-row>
            <table:table-row>
              <table:table-cell office:value-type="string">
                <text:p>19:14:31</text:p>
              </table:table-cell>
              <table:table-cell office:value-type="float" office:value="5.482389">
                <text:p>5.482389</text:p>
              </table:table-cell>
              <table:table-cell office:value-type="float" office:value="4.159158">
                <text:p>4.159158</text:p>
              </table:table-cell>
            </table:table-row>
            <table:table-row>
              <table:table-cell office:value-type="string">
                <text:p>19:14:32</text:p>
              </table:table-cell>
              <table:table-cell office:value-type="float" office:value="5.534229">
                <text:p>5.534229</text:p>
              </table:table-cell>
              <table:table-cell office:value-type="float" office:value="3.198163">
                <text:p>3.198163</text:p>
              </table:table-cell>
            </table:table-row>
            <table:table-row>
              <table:table-cell office:value-type="string">
                <text:p>19:14:33</text:p>
              </table:table-cell>
              <table:table-cell office:value-type="float" office:value="5.281923">
                <text:p>5.281923</text:p>
              </table:table-cell>
              <table:table-cell office:value-type="float" office:value="1.511656">
                <text:p>1.511656</text:p>
              </table:table-cell>
            </table:table-row>
            <table:table-row>
              <table:table-cell office:value-type="string">
                <text:p>19:14:34</text:p>
              </table:table-cell>
              <table:table-cell office:value-type="float" office:value="5.680372">
                <text:p>5.680372</text:p>
              </table:table-cell>
              <table:table-cell office:value-type="float" office:value="2.390813">
                <text:p>2.390813</text:p>
              </table:table-cell>
            </table:table-row>
            <table:table-row>
              <table:table-cell office:value-type="string">
                <text:p>19:14:35</text:p>
              </table:table-cell>
              <table:table-cell office:value-type="float" office:value="5.960775">
                <text:p>5.960775</text:p>
              </table:table-cell>
              <table:table-cell office:value-type="float" office:value="3.212925">
                <text:p>3.212925</text:p>
              </table:table-cell>
            </table:table-row>
            <table:table-row>
              <table:table-cell office:value-type="string">
                <text:p>19:14:36</text:p>
              </table:table-cell>
              <table:table-cell office:value-type="float" office:value="5.892662">
                <text:p>5.892662</text:p>
              </table:table-cell>
              <table:table-cell office:value-type="float" office:value="1.824302">
                <text:p>1.824302</text:p>
              </table:table-cell>
            </table:table-row>
            <table:table-row>
              <table:table-cell office:value-type="string">
                <text:p>19:14:37</text:p>
              </table:table-cell>
              <table:table-cell office:value-type="float" office:value="5.922802">
                <text:p>5.922802</text:p>
              </table:table-cell>
              <table:table-cell office:value-type="float" office:value="0.609031">
                <text:p>0.609031</text:p>
              </table:table-cell>
            </table:table-row>
            <table:table-row>
              <table:table-cell office:value-type="string">
                <text:p>19:14:38</text:p>
              </table:table-cell>
              <table:table-cell office:value-type="float" office:value="5.788561">
                <text:p>5.788561</text:p>
              </table:table-cell>
              <table:table-cell office:value-type="float" office:value="2.510329">
                <text:p>2.510329</text:p>
              </table:table-cell>
            </table:table-row>
            <table:table-row>
              <table:table-cell office:value-type="string">
                <text:p>19:14:39</text:p>
              </table:table-cell>
              <table:table-cell office:value-type="float" office:value="6.589693">
                <text:p>6.589693</text:p>
              </table:table-cell>
              <table:table-cell office:value-type="float" office:value="3.745993">
                <text:p>3.745993</text:p>
              </table:table-cell>
            </table:table-row>
            <table:table-row>
              <table:table-cell office:value-type="string">
                <text:p>19:14:40</text:p>
              </table:table-cell>
              <table:table-cell office:value-type="float" office:value="7.19789">
                <text:p>7.19789</text:p>
              </table:table-cell>
              <table:table-cell office:value-type="float" office:value="9.51747">
                <text:p>9.51747</text:p>
              </table:table-cell>
            </table:table-row>
            <table:table-row>
              <table:table-cell office:value-type="string">
                <text:p>19:14:41</text:p>
              </table:table-cell>
              <table:table-cell office:value-type="float" office:value="6.692498">
                <text:p>6.692498</text:p>
              </table:table-cell>
              <table:table-cell office:value-type="float" office:value="4.857747">
                <text:p>4.857747</text:p>
              </table:table-cell>
            </table:table-row>
            <table:table-row>
              <table:table-cell office:value-type="string">
                <text:p>19:14:42</text:p>
              </table:table-cell>
              <table:table-cell office:value-type="float" office:value="7.508683">
                <text:p>7.508683</text:p>
              </table:table-cell>
              <table:table-cell office:value-type="float" office:value="12.84459">
                <text:p>12.84459</text:p>
              </table:table-cell>
            </table:table-row>
            <table:table-row>
              <table:table-cell office:value-type="string">
                <text:p>19:14:43</text:p>
              </table:table-cell>
              <table:table-cell office:value-type="float" office:value="9.339177">
                <text:p>9.339177</text:p>
              </table:table-cell>
              <table:table-cell office:value-type="float" office:value="36.323356">
                <text:p>36.323356</text:p>
              </table:table-cell>
            </table:table-row>
            <table:table-row>
              <table:table-cell office:value-type="string">
                <text:p>19:14:44</text:p>
              </table:table-cell>
              <table:table-cell office:value-type="float" office:value="6.419695">
                <text:p>6.41969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9:14:45</text:p>
              </table:table-cell>
              <table:table-cell office:value-type="float" office:value="6.507622">
                <text:p>6.507622</text:p>
              </table:table-cell>
              <table:table-cell office:value-type="float" office:value="2.588464">
                <text:p>2.588464</text:p>
              </table:table-cell>
            </table:table-row>
            <table:table-row>
              <table:table-cell office:value-type="string">
                <text:p>19:14:46</text:p>
              </table:table-cell>
              <table:table-cell office:value-type="float" office:value="6.632358">
                <text:p>6.632358</text:p>
              </table:table-cell>
              <table:table-cell office:value-type="float" office:value="6.972949">
                <text:p>6.972949</text:p>
              </table:table-cell>
            </table:table-row>
            <table:table-row>
              <table:table-cell office:value-type="string">
                <text:p>19:14:47</text:p>
              </table:table-cell>
              <table:table-cell office:value-type="float" office:value="6.918719">
                <text:p>6.918719</text:p>
              </table:table-cell>
              <table:table-cell office:value-type="float" office:value="3.886261">
                <text:p>3.886261</text:p>
              </table:table-cell>
            </table:table-row>
            <table:table-row>
              <table:table-cell office:value-type="string">
                <text:p>19:14:48</text:p>
              </table:table-cell>
              <table:table-cell office:value-type="float" office:value="6.944549">
                <text:p>6.944549</text:p>
              </table:table-cell>
              <table:table-cell office:value-type="float" office:value="10.280377">
                <text:p>10.280377</text:p>
              </table:table-cell>
            </table:table-row>
            <table:table-row>
              <table:table-cell office:value-type="string">
                <text:p>19:14:49</text:p>
              </table:table-cell>
              <table:table-cell office:value-type="float" office:value="11.815068">
                <text:p>11.815068</text:p>
              </table:table-cell>
              <table:table-cell office:value-type="float" office:value="85.147521">
                <text:p>85.147521</text:p>
              </table:table-cell>
            </table:table-row>
            <table:table-row>
              <table:table-cell office:value-type="string">
                <text:p>19:14:50</text:p>
              </table:table-cell>
              <table:table-cell office:value-type="float" office:value="10.145959">
                <text:p>10.145959</text:p>
              </table:table-cell>
              <table:table-cell office:value-type="float" office:value="37.92536">
                <text:p>37.92536</text:p>
              </table:table-cell>
            </table:table-row>
            <table:table-row>
              <table:table-cell office:value-type="string">
                <text:p>19:14:51</text:p>
              </table:table-cell>
              <table:table-cell office:value-type="float" office:value="6.555029">
                <text:p>6.555029</text:p>
              </table:table-cell>
              <table:table-cell office:value-type="float" office:value="8.487078">
                <text:p>8.487078</text:p>
              </table:table-cell>
            </table:table-row>
            <table:table-row>
              <table:table-cell office:value-type="string">
                <text:p>19:14:52</text:p>
              </table:table-cell>
              <table:table-cell office:value-type="float" office:value="6.658758">
                <text:p>6.658758</text:p>
              </table:table-cell>
              <table:table-cell office:value-type="float" office:value="2.069568">
                <text:p>2.069568</text:p>
              </table:table-cell>
            </table:table-row>
            <table:table-row>
              <table:table-cell office:value-type="string">
                <text:p>19:14:53</text:p>
              </table:table-cell>
              <table:table-cell office:value-type="float" office:value="7.977321">
                <text:p>7.977321</text:p>
              </table:table-cell>
              <table:table-cell office:value-type="float" office:value="14.410833">
                <text:p>14.410833</text:p>
              </table:table-cell>
            </table:table-row>
            <table:table-row>
              <table:table-cell office:value-type="string">
                <text:p>19:14:54</text:p>
              </table:table-cell>
              <table:table-cell office:value-type="float" office:value="8.289009">
                <text:p>8.289009</text:p>
              </table:table-cell>
              <table:table-cell office:value-type="float" office:value="18.99605">
                <text:p>18.99605</text:p>
              </table:table-cell>
            </table:table-row>
            <table:table-row>
              <table:table-cell office:value-type="string">
                <text:p>19:14:55</text:p>
              </table:table-cell>
              <table:table-cell office:value-type="float" office:value="8.347415">
                <text:p>8.347415</text:p>
              </table:table-cell>
              <table:table-cell office:value-type="float" office:value="20.066123">
                <text:p>20.066123</text:p>
              </table:table-cell>
            </table:table-row>
            <table:table-row>
              <table:table-cell office:value-type="string">
                <text:p>19:14:56</text:p>
              </table:table-cell>
              <table:table-cell office:value-type="float" office:value="8.236609">
                <text:p>8.236609</text:p>
              </table:table-cell>
              <table:table-cell office:value-type="float" office:value="15.74812">
                <text:p>15.74812</text:p>
              </table:table-cell>
            </table:table-row>
            <table:table-row>
              <table:table-cell office:value-type="string">
                <text:p>19:14:57</text:p>
              </table:table-cell>
              <table:table-cell office:value-type="float" office:value="6.889034">
                <text:p>6.889034</text:p>
              </table:table-cell>
              <table:table-cell office:value-type="float" office:value="5.101245">
                <text:p>5.101245</text:p>
              </table:table-cell>
            </table:table-row>
            <table:table-row>
              <table:table-cell office:value-type="string">
                <text:p>19:14:58</text:p>
              </table:table-cell>
              <table:table-cell office:value-type="float" office:value="7.170493">
                <text:p>7.170493</text:p>
              </table:table-cell>
              <table:table-cell office:value-type="float" office:value="22.353131">
                <text:p>22.353131</text:p>
              </table:table-cell>
            </table:table-row>
            <table:table-row>
              <table:table-cell office:value-type="string">
                <text:p>19:14:59</text:p>
              </table:table-cell>
              <table:table-cell office:value-type="float" office:value="3.161658">
                <text:p>3.161658</text:p>
              </table:table-cell>
              <table:table-cell office:value-type="float" office:value="9.65382">
                <text:p>9.65382</text:p>
              </table:table-cell>
            </table:table-row>
            <table:table-row>
              <table:table-cell office:value-type="string">
                <text:p>19:15:00</text:p>
              </table:table-cell>
              <table:table-cell office:value-type="float" office:value="1.415332">
                <text:p>1.415332</text:p>
              </table:table-cell>
              <table:table-cell office:value-type="float" office:value="2.705295">
                <text:p>2.705295</text:p>
              </table:table-cell>
            </table:table-row>
            <table:table-row>
              <table:table-cell office:value-type="string">
                <text:p>19:15:01</text:p>
              </table:table-cell>
              <table:table-cell office:value-type="float" office:value="0.760298">
                <text:p>0.760298</text:p>
              </table:table-cell>
              <table:table-cell office:value-type="float" office:value="1.734714">
                <text:p>1.734714</text:p>
              </table:table-cell>
            </table:table-row>
            <table:table-row>
              <table:table-cell office:value-type="string">
                <text:p>19:15:02</text:p>
              </table:table-cell>
              <table:table-cell office:value-type="float" office:value="0.456582">
                <text:p>0.456582</text:p>
              </table:table-cell>
              <table:table-cell office:value-type="float" office:value="0.657236">
                <text:p>0.657236</text:p>
              </table:table-cell>
            </table:table-row>
            <table:table-row>
              <table:table-cell office:value-type="string">
                <text:p>19:15:03</text:p>
              </table:table-cell>
              <table:table-cell office:value-type="float" office:value="0.046509">
                <text:p>0.046509</text:p>
              </table:table-cell>
              <table:table-cell office:value-type="float" office:value="0.102072">
                <text:p>0.102072</text:p>
              </table:table-cell>
            </table:table-row>
            <table:table-row>
              <table:table-cell office:value-type="string">
                <text:p>19:15:04</text:p>
              </table:table-cell>
              <table:table-cell office:value-type="float" office:value="0.046297">
                <text:p>0.046297</text:p>
              </table:table-cell>
              <table:table-cell office:value-type="float" office:value="0.035075">
                <text:p>0.035075</text:p>
              </table:table-cell>
            </table:table-row>
            <table:table-row>
              <table:table-cell office:value-type="string">
                <text:p>19:15:05</text:p>
              </table:table-cell>
              <table:table-cell office:value-type="float" office:value="0.047309">
                <text:p>0.047309</text:p>
              </table:table-cell>
              <table:table-cell office:value-type="float" office:value="0.070069">
                <text:p>0.0700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wall-clock</text:p>
        </chart:title>
        <chart:legend chart:legend-position="end" svg:x="13.366cm" svg:y="4.227cm" style:legend-expansion="high" chart:style-name="ch3"/>
        <chart:plot-area chart:style-name="ch4" table:cell-range-address="progression.B2:progression.B93 progression.G1:progression.G93" chart:data-source-has-labels="both" svg:x="0.32cm" svg:y="1.248cm" svg:width="12.726cm" svg:height="7.572cm">
          <chartooo:coordinate-region svg:x="1.313cm" svg:y="1.248cm" svg:width="11.733cm" svg:height="5.97cm"/>
          <chart:axis chart:dimension="x" chart:name="primary-x" chart:style-name="ch5" chartooo:axis-type="auto">
            <chartooo:date-scale/>
            <chart:categories table:cell-range-address="progression.B2:progression.B9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gression.G2:progression.G93" chart:label-cell-address="progression.G1:progression.G1" chart:class="chart:bar">
            <chart:data-point chart:repeated="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progression.G1:progress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13:34</text:p>
                <draw:g>
                  <svg:desc>progression.B2:progression.B93</svg:desc>
                </draw:g>
              </table:table-cell>
              <table:table-cell office:value-type="float" office:value="7">
                <text:p>7</text:p>
                <draw:g>
                  <svg:desc>progression.G2:progression.G93</svg:desc>
                </draw:g>
              </table:table-cell>
            </table:table-row>
            <table:table-row>
              <table:table-cell office:value-type="string">
                <text:p>19:13: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:13: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:13: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:13: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:13: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:13: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:13: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:13: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:13: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:13: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:13: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13: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13: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13: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:13: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:13: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:13: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:13: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:13: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:13: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:13: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13: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13: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13: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13: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:14: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:14: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:14: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:14: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:14: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:14: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14: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14: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14: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:14: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14: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:14: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:14: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:14: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:14: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:14: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:14: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:14: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:14: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:14: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:14: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14: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14: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14: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14: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:14: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:14: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:14: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:14: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:14: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:14: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:14:3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:14:3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:14: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:14: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:14:3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:14: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:14: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:14:3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:14:3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:14: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:14: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:14:4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:14: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:14:4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:14: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14: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:14: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:15: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15: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:15: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:15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15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15: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2.301cm" svg:y="4.005cm" style:legend-expansion="high" chart:style-name="ch2"/>
        <chart:plot-area chart:style-name="ch3" table:cell-range-address="progression.G1:progression.G93 progression.C1:progression.C93" chart:data-source-has-labels="row" svg:x="0.32cm" svg:y="0.18cm" svg:width="11.661cm" svg:height="8.64cm">
          <chartooo:coordinate-region svg:x="0.756cm" svg:y="0.354cm" svg:width="10.76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gression.C2:progression.C93" chart:label-cell-address="progression.C1:progression.C1" chart:class="chart:scatter">
            <chart:domain table:cell-range-address="progression.G2:progression.G93"/>
            <chart:regression-curve chart:style-name="ch7"/>
            <chart:data-point chart:repeated="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progression.G2:progression.G93</svg:desc>
                </draw:g>
              </table:table-cell>
              <table:table-cell office:value-type="float" office:value="0.505797">
                <text:p>0.505797</text:p>
                <draw:g>
                  <svg:desc>progression.C2:progression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559001">
                <text:p>0.559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553237">
                <text:p>0.553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4047">
                <text:p>0.44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42813">
                <text:p>0.442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588094">
                <text:p>0.588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0.903634">
                <text:p>0.903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.922684">
                <text:p>0.922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.009874">
                <text:p>1.009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9003">
                <text:p>0.9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.321789">
                <text:p>1.321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.354232">
                <text:p>1.354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.447232">
                <text:p>1.447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.36309">
                <text:p>1.36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.351258">
                <text:p>1.351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.549616">
                <text:p>1.549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.796176">
                <text:p>1.796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1.812949">
                <text:p>1.8129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1.937846">
                <text:p>1.9378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2.028394">
                <text:p>2.028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.907989">
                <text:p>1.907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.353036">
                <text:p>2.353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2.225138">
                <text:p>2.225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2.252126">
                <text:p>2.252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.220983">
                <text:p>2.220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2.445643">
                <text:p>2.445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2.657893">
                <text:p>2.657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2.943248">
                <text:p>2.943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2.978913">
                <text:p>2.978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2.758738">
                <text:p>2.758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">
                <text:p>64</text:p>
              </table:table-cell>
              <table:table-cell office:value-type="float" office:value="3.241572">
                <text:p>3.2415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">
                <text:p>69</text:p>
              </table:table-cell>
              <table:table-cell office:value-type="float" office:value="3.348296">
                <text:p>3.348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">
                <text:p>69</text:p>
              </table:table-cell>
              <table:table-cell office:value-type="float" office:value="3.344719">
                <text:p>3.344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">
                <text:p>69</text:p>
              </table:table-cell>
              <table:table-cell office:value-type="float" office:value="4.257422">
                <text:p>4.257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.248036">
                <text:p>3.248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.320563">
                <text:p>3.320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3.62574">
                <text:p>3.62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3.644818">
                <text:p>3.644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4.349763">
                <text:p>4.349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3.980342">
                <text:p>3.980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3.86391">
                <text:p>3.863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">
                <text:p>89</text:p>
              </table:table-cell>
              <table:table-cell office:value-type="float" office:value="4.197806">
                <text:p>4.197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">
                <text:p>89</text:p>
              </table:table-cell>
              <table:table-cell office:value-type="float" office:value="6.033165">
                <text:p>6.033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4.89453">
                <text:p>4.894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4.985258">
                <text:p>4.985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6.061245">
                <text:p>6.061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">
                <text:p>99</text:p>
              </table:table-cell>
              <table:table-cell office:value-type="float" office:value="5.24532">
                <text:p>5.24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">
                <text:p>99</text:p>
              </table:table-cell>
              <table:table-cell office:value-type="float" office:value="6.390406">
                <text:p>6.390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6.54593">
                <text:p>6.545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6.177681">
                <text:p>6.1776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4.576187">
                <text:p>4.576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">
                <text:p>109</text:p>
              </table:table-cell>
              <table:table-cell office:value-type="float" office:value="6.679419">
                <text:p>6.679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">
                <text:p>109</text:p>
              </table:table-cell>
              <table:table-cell office:value-type="float" office:value="5.49552">
                <text:p>5.495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">
                <text:p>109</text:p>
              </table:table-cell>
              <table:table-cell office:value-type="float" office:value="5.67306">
                <text:p>5.67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5.249788">
                <text:p>5.249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">
                <text:p>115</text:p>
              </table:table-cell>
              <table:table-cell office:value-type="float" office:value="6.204987">
                <text:p>6.204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9">
                <text:p>119</text:p>
              </table:table-cell>
              <table:table-cell office:value-type="float" office:value="5.445365">
                <text:p>5.4453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">
                <text:p>119</text:p>
              </table:table-cell>
              <table:table-cell office:value-type="float" office:value="5.482389">
                <text:p>5.482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">
                <text:p>119</text:p>
              </table:table-cell>
              <table:table-cell office:value-type="float" office:value="5.534229">
                <text:p>5.5342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5.281923">
                <text:p>5.281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">
                <text:p>124</text:p>
              </table:table-cell>
              <table:table-cell office:value-type="float" office:value="5.680372">
                <text:p>5.6803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9">
                <text:p>129</text:p>
              </table:table-cell>
              <table:table-cell office:value-type="float" office:value="5.960775">
                <text:p>5.960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">
                <text:p>129</text:p>
              </table:table-cell>
              <table:table-cell office:value-type="float" office:value="5.892662">
                <text:p>5.8926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">
                <text:p>129</text:p>
              </table:table-cell>
              <table:table-cell office:value-type="float" office:value="5.922802">
                <text:p>5.922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5.788561">
                <text:p>5.7885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">
                <text:p>135</text:p>
              </table:table-cell>
              <table:table-cell office:value-type="float" office:value="6.589693">
                <text:p>6.589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9">
                <text:p>139</text:p>
              </table:table-cell>
              <table:table-cell office:value-type="float" office:value="7.19789">
                <text:p>7.197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9">
                <text:p>139</text:p>
              </table:table-cell>
              <table:table-cell office:value-type="float" office:value="6.692498">
                <text:p>6.6924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">
                <text:p>139</text:p>
              </table:table-cell>
              <table:table-cell office:value-type="float" office:value="7.508683">
                <text:p>7.508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9.339177">
                <text:p>9.339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6.419695">
                <text:p>6.419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9">
                <text:p>149</text:p>
              </table:table-cell>
              <table:table-cell office:value-type="float" office:value="6.507622">
                <text:p>6.507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">
                <text:p>149</text:p>
              </table:table-cell>
              <table:table-cell office:value-type="float" office:value="6.632358">
                <text:p>6.6323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9">
                <text:p>149</text:p>
              </table:table-cell>
              <table:table-cell office:value-type="float" office:value="6.918719">
                <text:p>6.9187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6.944549">
                <text:p>6.9445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9">
                <text:p>149</text:p>
              </table:table-cell>
              <table:table-cell office:value-type="float" office:value="11.815068">
                <text:p>11.815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10.145959">
                <text:p>10.145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">
                <text:p>149</text:p>
              </table:table-cell>
              <table:table-cell office:value-type="float" office:value="6.555029">
                <text:p>6.555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9">
                <text:p>149</text:p>
              </table:table-cell>
              <table:table-cell office:value-type="float" office:value="6.658758">
                <text:p>6.658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7.977321">
                <text:p>7.977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9">
                <text:p>149</text:p>
              </table:table-cell>
              <table:table-cell office:value-type="float" office:value="8.289009">
                <text:p>8.289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">
                <text:p>149</text:p>
              </table:table-cell>
              <table:table-cell office:value-type="float" office:value="8.347415">
                <text:p>8.347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9">
                <text:p>149</text:p>
              </table:table-cell>
              <table:table-cell office:value-type="float" office:value="8.236609">
                <text:p>8.236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">
                <text:p>149</text:p>
              </table:table-cell>
              <table:table-cell office:value-type="float" office:value="6.889034">
                <text:p>6.889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6">
                <text:p>116</text:p>
              </table:table-cell>
              <table:table-cell office:value-type="float" office:value="7.170493">
                <text:p>7.1704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.161658">
                <text:p>3.161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1.415332">
                <text:p>1.415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  <table:table-cell office:value-type="float" office:value="0.760298">
                <text:p>0.760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0.456582">
                <text:p>0.456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46509">
                <text:p>0.0465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46297">
                <text:p>0.046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47309">
                <text:p>0.0473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